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8424in" fo:margin-left="-0.075in" fo:margin-top="0in" fo:margin-bottom="0in" table:align="left" style:writing-mode="lr-tb"/>
    </style:style>
    <style:style style:name="Таблица1.A" style:family="table-column">
      <style:table-column-properties style:column-width="0.6653in"/>
    </style:style>
    <style:style style:name="Таблица1.B" style:family="table-column">
      <style:table-column-properties style:column-width="6.1764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officeooo:paragraph-rsid="001eab05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 style:font-size-complex="14pt"/>
    </style:style>
    <style:style style:name="P9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auto"/>
    </style:style>
    <style:style style:name="P10" style:family="paragraph" style:parent-style-name="Standard" style:list-style-name="WWNum3">
      <style:paragraph-properties fo:margin-left="0.4925in" fo:margin-right="0in" fo:text-indent="0in" style:auto-text-indent="false"/>
    </style:style>
    <style:style style:name="P11" style:family="paragraph" style:parent-style-name="Heading_20_1" style:list-style-name="WWNum1">
      <style:paragraph-properties fo:margin-left="0in" fo:margin-right="0in" fo:text-indent="0in" style:auto-text-indent="false"/>
    </style:style>
    <style:style style:name="P12" style:family="paragraph" style:parent-style-name="Heading_20_2" style:list-style-name="WWNum1">
      <style:paragraph-properties fo:margin-left="0in" fo:margin-right="0in" fo:text-indent="0.4925in" style:auto-text-indent="false"/>
    </style:style>
    <style:style style:name="P13" style:family="paragraph" style:parent-style-name="Image_20_Caption">
      <style:paragraph-properties fo:margin-left="0in" fo:margin-right="0in" fo:keep-together="auto" fo:text-indent="0in" style:auto-text-indent="false"/>
    </style:style>
    <style:style style:name="P14" style:family="paragraph" style:parent-style-name="Heading_20_3" style:list-style-name="WWNum1">
      <style:paragraph-properties fo:margin-left="0in" fo:margin-right="0in" fo:text-indent="0.4925in" style:auto-text-indent="false"/>
    </style:style>
    <style:style style:name="P15" style:family="paragraph" style:parent-style-name="Текст_20_таблицы">
      <style:text-properties fo:color="#ff0000" fo:background-color="transparent"/>
    </style:style>
    <style:style style:name="P16" style:family="paragraph" style:parent-style-name="без_20_номера" style:list-style-name="WWNum0"/>
    <style:style style:name="P17" style:family="paragraph" style:parent-style-name="Код_20_исх">
      <style:text-properties fo:background-color="#ffff00"/>
    </style:style>
    <style:style style:name="P18" style:family="paragraph" style:parent-style-name="Contents_20_2">
      <style:paragraph-properties>
        <style:tab-stops>
          <style:tab-stop style:position="1.0693in"/>
          <style:tab-stop style:position="6.6854in" style:type="right" style:leader-style="dotted" style:leader-text="."/>
        </style:tab-stops>
      </style:paragraph-properties>
    </style:style>
    <style:style style:name="P19" style:family="paragraph" style:parent-style-name="Footer">
      <style:paragraph-properties fo:padding="0in" fo:border="none"/>
    </style:style>
    <style:style style:name="P20" style:family="paragraph" style:parent-style-name="Footer">
      <style:paragraph-properties fo:margin-left="0in" fo:margin-right="0.25in" fo:text-indent="0.4925in" style:auto-text-indent="false"/>
    </style:style>
    <style:style style:name="P21" style:family="paragraph" style:parent-style-name="Contents_20_3">
      <style:paragraph-properties>
        <style:tab-stops>
          <style:tab-stop style:position="1.3673in"/>
          <style:tab-stop style:position="6.6854in" style:type="right" style:leader-style="dotted" style:leader-text="."/>
        </style:tab-stops>
      </style:paragraph-properties>
    </style:style>
    <style:style style:name="P22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background-color="transparent" fo:padding="0in" fo:border="none" fo:keep-with-next="auto"/>
      <style:text-properties officeooo:paragraph-rsid="001d6697"/>
    </style:style>
    <style:style style:name="P23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officeooo:paragraph-rsid="001d6697"/>
    </style:style>
    <style:style style:name="P24" style:family="paragraph" style:parent-style-name="normal" style:list-style-name="WWNum1">
      <loext:graphic-properties draw:fill="none" draw:fill-color="#ffffff"/>
      <style:paragraph-properties fo:margin-left="0.7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officeooo:paragraph-rsid="001d6697"/>
    </style:style>
    <style:style style:name="P25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officeooo:paragraph-rsid="001d6697"/>
    </style:style>
    <style:style style:name="P26" style:family="paragraph">
      <loext:graphic-properties draw:fill="solid" draw:fill-color="#ffffff"/>
    </style:style>
    <style:style style:name="P27" style:family="paragraph">
      <style:paragraph-properties fo:text-align="center"/>
    </style:style>
    <style:style style:name="P28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14pt"/>
    </style:style>
    <style:style style:name="T3" style:family="text">
      <style:text-properties fo:font-weight="bold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 fo:background-color="#ffff00"/>
    </style:style>
    <style:style style:name="T5" style:family="text">
      <style:text-properties fo:font-size="16pt" fo:font-weight="bold" style:font-size-asian="16pt" style:font-weight-asian="bold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size-complex="14pt"/>
    </style:style>
    <style:style style:name="T8" style:family="text">
      <style:text-properties fo:language="uk" fo:country="UA"/>
    </style:style>
    <style:style style:name="T9" style:family="text">
      <style:text-properties fo:font-variant="normal" fo:text-transform="none" style:font-name="Calibri" fo:font-size="11pt" fo:font-weight="normal" style:font-name-asian="F" style:font-size-asian="11pt" style:language-asian="uk" style:country-asian="UA" style:font-weight-asian="normal" style:font-name-complex="F" style:font-size-complex="11pt" style:font-weight-complex="normal"/>
    </style:style>
    <style:style style:name="T10" style:family="text">
      <style:text-properties fo:font-variant="normal" fo:text-transform="none" style:font-name="Calibri" fo:font-size="11pt" style:font-name-asian="F" style:font-size-asian="11pt" style:language-asian="uk" style:country-asian="UA" style:font-name-complex="F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loext:char-shading-value="0" style:font-name-asian="Times New Roman1" style:font-size-asian="14pt" style:font-style-asian="normal" style:font-weight-asian="normal" style:font-name-complex="Times New Roman1" style:font-size-complex="14pt" style:font-weight-complex="bold" fo:background-color="#ffff00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d6697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14" style:family="text">
      <style:text-properties text:display="true"/>
    </style:style>
    <style:style style:name="T15" style:family="text">
      <style:text-properties style:font-name="Calibri" fo:font-size="11pt" fo:font-style="normal" style:font-name-asian="F" style:font-size-asian="11pt" style:language-asian="uk" style:country-asian="UA" style:font-style-asian="normal" style:font-name-complex="F" style:font-size-complex="11pt" style:font-style-complex="normal"/>
    </style:style>
    <style:style style:name="T16" style:family="text">
      <style:text-properties fo:background-color="#ffff00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style:font-size-asian="12pt" fo:background-color="#ffff00"/>
    </style:style>
    <style:style style:name="T19" style:family="text">
      <style:text-properties officeooo:rsid="001e5fc7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1e5fc7"/>
    </style:style>
    <style:style style:name="T22" style:family="text">
      <style:text-properties loext:char-shading-value="0" fo:background-color="#ffff00"/>
    </style:style>
    <style:style style:name="T23" style:family="text">
      <style:text-properties fo:background-color="#00a933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eab05" fo:background-color="transparent" loext:char-shading-value="0"/>
    </style:style>
    <style:style style:name="T26" style:family="text">
      <style:text-properties officeooo:rsid="001eab05"/>
    </style:style>
    <style:style style:name="T27" style:family="text"/>
    <style:style style:name="T28" style:family="text">
      <style:text-properties style:font-name="Times New Roman CYR" fo:font-weight="bold" style:font-name-asian="F" style:font-name-complex="F"/>
    </style:style>
    <style:style style:name="T29" style:family="text">
      <style:text-properties style:font-name="Times New Roman CYR" fo:font-size="10pt" style:font-name-asian="F" style:font-name-complex="F"/>
    </style:style>
    <style:style style:name="T30" style:family="text">
      <style:text-properties fo:font-size="10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ffffff" draw:textarea-vertical-align="top" fo:min-height="0in" fo:min-width="0in" fo:padding-top="0in" fo:padding-bottom="0in" fo:padding-left="0in" fo:padding-right="0i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in" svg:stroke-color="#000000" draw:stroke-linejoin="round" draw:fill="solid" draw:fill-color="#ffffff" draw:textarea-horizontal-align="center" draw:textarea-vertical-align="to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-start text:name="_Toc104959485"/><text:span text:style-name="T2">Міністерство освіти і науки України</text:span></text:p>
      <text:p text:style-name="P7"><text:span text:style-name="T2">Національний технічний університет України «Київський політехнічний інститут імені Ігоря Сікорського"</text:span></text:p>
      <text:p text:style-name="P7"><text:span text:style-name="T2">Факультет інформатики та обчислювальної техніки</text:span></text:p>
      <text:p text:style-name="P8"/>
      <text:p text:style-name="P7"><text:span text:style-name="T2">Кафедра інформатики та програмної інженерії</text:span></text:p>
      <text:p text:style-name="P7"/>
      <text:p text:style-name="P7"/>
      <text:p text:style-name="P7"/>
      <text:p text:style-name="P13"/>
      <text:p text:style-name="P7"><text:span text:style-name="T5">Звіт</text:span></text:p>
      <text:p text:style-name="P7"/>
      <text:p text:style-name="P7">з лабораторної роботи <text:s/>№ 1 з дисципліни </text:p>
      <text:p text:style-name="P7">«Проектування алгоритмів»</text:p>
      <text:p text:style-name="P7"/>
      <text:p text:style-name="P7"><text:span text:style-name="T7">„ </text:span><text:span text:style-name="T3">Проектування і аналіз алгоритмів зовнішнього сортування</text:span><text:span text:style-name="T7">”</text:span></text:p>
      <text:p text:style-name="Standard"/>
      <text:p text:style-name="P1"/>
      <text:p text:style-name="P1"/>
      <text:p text:style-name="P1"><draw:g text:anchor-type="char" draw:z-index="0" draw:name="Group 51" draw:style-name="gr1"><draw:custom-shape draw:name="Text Box 52" draw:style-name="gr2" draw:text-style-name="P26" svg:width="1.1031in" svg:height="0.2252in" svg:x="0.6984in" svg:y="0.1189in"><text:p><text:span text:style-name="T28">Виконав(ла)</text:span></text:p><draw:enhanced-geometry svg:viewBox="0 0 21600 21600" draw:type="mso-spt202" draw:enhanced-path="M 0 0 L 21600 0 21600 21600 0 21600 0 0 Z N"/></draw:custom-shape><draw:g draw:name="Group 53" draw:style-name="gr3"><draw:custom-shape draw:name="Text Box 54" draw:style-name="gr2" draw:text-style-name="P28" svg:width="2.0724in" svg:height="0.1705in" svg:x="2.7213in" svg:y="0.3354in"><text:p text:style-name="P27"><text:span text:style-name="T29">(шифр</text:span><text:span text:style-name="T30">, </text:span><text:span text:style-name="T29">прізвище, ім'я, по батькові</text:span><text:span text:style-name="T30">)</text:span></text:p><draw:enhanced-geometry svg:viewBox="0 0 21600 21600" draw:type="mso-spt202" draw:enhanced-path="M 0 0 L 21600 0 21600 21600 0 21600 0 0 Z N"/></draw:custom-shape><draw:custom-shape draw:name="Text Box 55" draw:style-name="gr2" draw:text-style-name="P28" svg:width="0.2307in" svg:height="0.2386in" svg:x="3.7437in" svg:y="0.1189in"><text:p text:style-name="P27">ІП-</text:p><draw:enhanced-geometry svg:viewBox="0 0 21600 21600" draw:type="mso-spt202" draw:enhanced-path="M 0 0 L 21600 0 21600 21600 0 21600 0 0 Z N"/></draw:custom-shape></draw:g><draw:line draw:name="Line 56" draw:style-name="gr4" draw:text-style-name="P28" svg:x1="2.3748in" svg:y1="0.3236in" svg:x2="5.3177in" svg:y2="0.3236in"><text:p/></draw:line><draw:line draw:name="Line 57" draw:style-name="gr4" draw:text-style-name="P28" svg:x1="5.4118in" svg:y1="0.3197in" svg:x2="6.25in" svg:y2="0.3197in"><text:p/></draw:line></draw:g></text:p>
      <text:p text:style-name="P1"/>
      <text:p text:style-name="P1"/>
      <text:p text:style-name="P1"/>
      <text:p text:style-name="P1"/>
      <text:p text:style-name="P2"><draw:g text:anchor-type="char" draw:z-index="1" draw:name="Group 37" draw:style-name="gr1"><draw:custom-shape draw:name="Text Box 30" draw:style-name="gr2" draw:text-style-name="P26" svg:width="0.9177in" svg:height="0.4496in" svg:x="0.7909in" svg:y="-0.339in"><text:p><text:span text:style-name="T28">Перевірив</text:span></text:p><text:p><text:span text:style-name="T28"/></text:p><draw:enhanced-geometry draw:type="0"/></draw:custom-shape><draw:g draw:name="Group 36" draw:style-name="gr3"><draw:custom-shape draw:name="Text Box 32" draw:style-name="gr2" draw:text-style-name="P28" svg:width="1.6661in" svg:height="0.1705in" svg:x="2.9244in" svg:y="-0.1217in"><text:p text:style-name="P27"><text:span text:style-name="T29">(прізвище, ім'я, по батькові</text:span><text:span text:style-name="T30">)</text:span></text:p><draw:enhanced-geometry draw:type="0"/></draw:custom-shape><draw:custom-shape draw:name="Text Box 33" draw:style-name="gr2" draw:text-style-name="P28" svg:width="1.4421in" svg:height="0.2386in" svg:x="3.1382in" svg:y="-0.3382in"><text:p text:style-name="P27">Головченко М.М.</text:p><draw:enhanced-geometry draw:type="0"/></draw:custom-shape></draw:g><draw:line draw:name="Line 34" draw:style-name="gr4" draw:text-style-name="P28" svg:x1="2.3748in" svg:y1="-0.1335in" svg:x2="5.3177in" svg:y2="-0.1335in"><text:p/></draw:line><draw:line draw:name="Line 35" draw:style-name="gr4" draw:text-style-name="P28" svg:x1="5.4118in" svg:y1="-0.1374in" svg:x2="6.25in" svg:y2="-0.1374in"><text:p/></draw:line></draw:g></text:p>
      <text:p text:style-name="P7"/>
      <text:p text:style-name="P7"/>
      <text:p text:style-name="P3"/>
      <text:p text:style-name="P7"><text:span text:style-name="T7">Київ 2022</text:span></text:p>
      <text:p text:style-name="Не_20_нумеревонный_20_первый"><text:span text:style-name="T8">Зміст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109342184" text:style-name="Index_20_Link" text:visited-style-name="Index_20_Link">1</text:a><text:a xlink:type="simple" xlink:href="#_Toc109342184" text:style-name="Index_20_Link" text:visited-style-name="Index_20_Link"><text:span text:style-name="T9"><text:tab/></text:span></text:a><text:a xlink:type="simple" xlink:href="#_Toc109342184" text:style-name="Index_20_Link" text:visited-style-name="Index_20_Link">Мета лабораторної роботи</text:a><text:a xlink:type="simple" xlink:href="#_Toc109342184" text:style-name="Index_20_Link" text:visited-style-name="Index_20_Link"><text:span text:style-name="T14"><text:tab/>3</text:span></text:a></text:p>
          <text:p text:style-name="Contents_20_1"><text:a xlink:type="simple" xlink:href="#_Toc109342185" text:style-name="Index_20_Link" text:visited-style-name="Index_20_Link">2</text:a><text:a xlink:type="simple" xlink:href="#_Toc109342185" text:style-name="Index_20_Link" text:visited-style-name="Index_20_Link"><text:span text:style-name="T9"><text:tab/></text:span></text:a><text:a xlink:type="simple" xlink:href="#_Toc109342185" text:style-name="Index_20_Link" text:visited-style-name="Index_20_Link">ЗаВдання</text:a><text:a xlink:type="simple" xlink:href="#_Toc109342185" text:style-name="Index_20_Link" text:visited-style-name="Index_20_Link"><text:span text:style-name="T14"><text:tab/>4</text:span></text:a></text:p>
          <text:p text:style-name="Contents_20_1"><text:a xlink:type="simple" xlink:href="#_Toc109342186" text:style-name="Index_20_Link" text:visited-style-name="Index_20_Link">3</text:a><text:a xlink:type="simple" xlink:href="#_Toc109342186" text:style-name="Index_20_Link" text:visited-style-name="Index_20_Link"><text:span text:style-name="T9"><text:tab/></text:span></text:a><text:a xlink:type="simple" xlink:href="#_Toc109342186" text:style-name="Index_20_Link" text:visited-style-name="Index_20_Link">Виконання</text:a><text:a xlink:type="simple" xlink:href="#_Toc109342186" text:style-name="Index_20_Link" text:visited-style-name="Index_20_Link"><text:span text:style-name="T14"><text:tab/>6</text:span></text:a></text:p>
          <text:p text:style-name="P18"><text:a xlink:type="simple" xlink:href="#_Toc109342187" text:style-name="Index_20_Link" text:visited-style-name="Index_20_Link">3.1</text:a><text:a xlink:type="simple" xlink:href="#_Toc109342187" text:style-name="Index_20_Link" text:visited-style-name="Index_20_Link"><text:span text:style-name="T10"><text:tab/></text:span></text:a><text:a xlink:type="simple" xlink:href="#_Toc109342187" text:style-name="Index_20_Link" text:visited-style-name="Index_20_Link">Псевдокод алгоритму</text:a><text:a xlink:type="simple" xlink:href="#_Toc109342187" text:style-name="Index_20_Link" text:visited-style-name="Index_20_Link"><text:span text:style-name="T14"><text:tab/>6</text:span></text:a></text:p>
          <text:p text:style-name="P18"><text:a xlink:type="simple" xlink:href="#_Toc109342188" text:style-name="Index_20_Link" text:visited-style-name="Index_20_Link">3.2</text:a><text:a xlink:type="simple" xlink:href="#_Toc109342188" text:style-name="Index_20_Link" text:visited-style-name="Index_20_Link"><text:span text:style-name="T10"><text:tab/></text:span></text:a><text:a xlink:type="simple" xlink:href="#_Toc109342188" text:style-name="Index_20_Link" text:visited-style-name="Index_20_Link">Програмна реалізація алгоритму</text:a><text:a xlink:type="simple" xlink:href="#_Toc109342188" text:style-name="Index_20_Link" text:visited-style-name="Index_20_Link"><text:span text:style-name="T14"><text:tab/>6</text:span></text:a></text:p>
          <text:p text:style-name="P21"><text:a xlink:type="simple" xlink:href="#_Toc109342189" text:style-name="Index_20_Link" text:visited-style-name="Index_20_Link">3.2.1</text:a><text:a xlink:type="simple" xlink:href="#_Toc109342189" text:style-name="Index_20_Link" text:visited-style-name="Index_20_Link"><text:span text:style-name="T15"><text:tab/></text:span></text:a><text:a xlink:type="simple" xlink:href="#_Toc109342189" text:style-name="Index_20_Link" text:visited-style-name="Index_20_Link">Вихідний код</text:a><text:a xlink:type="simple" xlink:href="#_Toc109342189" text:style-name="Index_20_Link" text:visited-style-name="Index_20_Link"><text:span text:style-name="T14"><text:tab/>6</text:span></text:a></text:p>
          <text:p text:style-name="Contents_20_1"><text:a xlink:type="simple" xlink:href="#_Toc109342190" text:style-name="Index_20_Link" text:visited-style-name="Index_20_Link">Висновок</text:a><text:a xlink:type="simple" xlink:href="#_Toc109342190" text:style-name="Index_20_Link" text:visited-style-name="Index_20_Link"><text:span text:style-name="T14"><text:tab/>7</text:span></text:a></text:p>
          <text:p text:style-name="Contents_20_1"><text:a xlink:type="simple" xlink:href="#_Toc109342191" text:style-name="Index_20_Link" text:visited-style-name="Index_20_Link">Критерії оцінювання</text:a><text:a xlink:type="simple" xlink:href="#_Toc109342191" text:style-name="Index_20_Link" text:visited-style-name="Index_20_Link"><text:span text:style-name="T14"><text:tab/>8</text:span></text:a></text:p>
          <text:p text:style-name="Standard"/>
        </text:index-body>
      </text:table-of-content>
      <text:p text:style-name="Standard"/>
      <text:list xml:id="list860006609" text:style-name="WWNum1">
        <text:list-item>
          <text:h text:style-name="P11" text:outline-level="1"><text:bookmark-start text:name="_Toc109342184"/><text:bookmark-start text:name="_Toc509035898"/><text:bookmark-start text:name="_Toc509035762"/><text:bookmark-start text:name="_Toc459302947"/><text:bookmark-start text:name="_Toc459302747"/><text:bookmark-start text:name="_Toc457846370"/><text:bookmark-start text:name="_Toc367052495"/><text:bookmark-end text:name="_Toc104959485"/>Мета лаборатор<text:bookmark-end text:name="_Toc509035898"/><text:bookmark-end text:name="_Toc509035762"/><text:bookmark-end text:name="_Toc459302947"/><text:bookmark-end text:name="_Toc459302747"/><text:bookmark-end text:name="_Toc457846370"/><text:bookmark-end text:name="_Toc367052495"/>ної роботи<text:bookmark-end text:name="_Toc109342184"/></text:h>
        </text:list-item>
      </text:list>
      <text:p text:style-name="Standard">Мета роботи – вивчити основні алгоритми зовнішнього сортування та способи їх модифікації, оцінити поріг їх ефективності.</text:p>
      <text:list xml:id="list42523923751244" text:continue-numbering="true" text:style-name="WWNum1">
        <text:list-item>
          <text:h text:style-name="P11" text:outline-level="1"><text:bookmark-start text:name="_Toc109342185"/><text:bookmark-start text:name="_Toc509035899"/><text:bookmark-start text:name="_Toc509035763"/><text:bookmark text:name="_GoBack"/>За<text:bookmark-end text:name="_Toc509035899"/><text:bookmark-end text:name="_Toc509035763"/>вдання<text:bookmark-end text:name="_Toc109342185"/></text:h>
        </text:list-item>
      </text:list>
      <text:p text:style-name="Standard">Згідно варіанту (таблиця 2.1), розробити та записати алгоритм зовнішнього сортування за допомогою псевдокоду (чи іншого способу за вибором).</text:p>
      <text:p text:style-name="Standard">Виконати програмну реалізацію алгоритму на будь-якій мові програмування та відсортувати випадковим чином згенерований масив цілих чисел, що зберігається у файлі (розмір файлу має бути не менше 10 Мб, можна значно більше).</text:p>
      <text:p text:style-name="Standard">Здійснити модифікацію програми і відсортувати випадковим чином згенерований масив цілих чисел, що зберігається у файлі розміром не менше ніж двократний обсяг ОП вашого ПК. Досягти швидкості сортування з розрахунку 1Гб на 3хв. або менше. </text:p>
      <text:p text:style-name="Standard">Рекомендується попередньо впорядкувати серії елементів довжиною, що займає не менше 100Мб або використати інші підходи для пришвидшення процесу сортування. </text:p>
      <text:p text:style-name="Standard">Зробити узагальнений висновок з лабораторної роботи, у якому порівняти базову та модифіковану програми. У висновку деталізувати, які саме модифікації було виконано і який ефект вони дали.</text:p>
      <text:p text:style-name="Standard">Таблиця 2.1 – Варіанти алгоритмі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Текст_20_таблицы"><text:span text:style-name="T1">№</text:span></text:p>
          </table:table-cell>
          <table:table-cell table:style-name="Таблица1.A1" office:value-type="string">
            <text:p text:style-name="Текст_20_таблицы"><text:span text:style-name="T1">Алгоритм сортування</text:span>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1</text:p>
          </table:table-cell>
          <table:table-cell table:style-name="Таблица1.A1" office:value-type="string">
            <text:p text:style-name="Текст_20_таблицы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2</text:p>
          </table:table-cell>
          <table:table-cell table:style-name="Таблица1.A1" office:value-type="string">
            <text:p text:style-name="Текст_20_таблицы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3</text:p>
          </table:table-cell>
          <table:table-cell table:style-name="Таблица1.A1" office:value-type="string">
            <text:p text:style-name="Текст_20_таблицы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4</text:p>
          </table:table-cell>
          <table:table-cell table:style-name="Таблица1.A1" office:value-type="string">
            <text:p text:style-name="Текст_20_таблицы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5</text:p>
          </table:table-cell>
          <table:table-cell table:style-name="Таблица1.A1" office:value-type="string">
            <text:p text:style-name="Текст_20_таблицы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6</text:p>
          </table:table-cell>
          <table:table-cell table:style-name="Таблица1.A1" office:value-type="string">
            <text:p text:style-name="Текст_20_таблицы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7</text:p>
          </table:table-cell>
          <table:table-cell table:style-name="Таблица1.A1" office:value-type="string">
            <text:p text:style-name="Текст_20_таблицы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P15">8</text:p>
          </table:table-cell>
          <table:table-cell table:style-name="Таблица1.A1" office:value-type="string">
            <text:p text:style-name="P15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9</text:p>
          </table:table-cell>
          <table:table-cell table:style-name="Таблица1.A1" office:value-type="string">
            <text:p text:style-name="Текст_20_таблицы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10</text:p>
          </table:table-cell>
          <table:table-cell table:style-name="Таблица1.A1" office:value-type="string">
            <text:p text:style-name="Текст_20_таблицы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6">11</text:p>
          </table:table-cell>
          <table:table-cell table:style-name="Таблица1.A1" office:value-type="string">
            <text:p text:style-name="Текст_20_таблицы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P6">12</text:p>
          </table:table-cell>
          <table:table-cell table:style-name="Таблица1.A1" office:value-type="string">
            <text:p text:style-name="Текст_20_таблицы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6">13</text:p>
          </table:table-cell>
          <table:table-cell table:style-name="Таблица1.A1" office:value-type="string">
            <text:p text:style-name="Текст_20_таблицы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6">14</text:p>
          </table:table-cell>
          <table:table-cell table:style-name="Таблица1.A1" office:value-type="string">
            <text:p text:style-name="Текст_20_таблицы">Природне (адаптивне) злитт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6">15</text:p>
          </table:table-cell>
          <table:table-cell table:style-name="Таблица1.A1" office:value-type="string">
            <text:p text:style-name="Текст_20_таблицы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P6">16</text:p>
          </table:table-cell>
          <table:table-cell table:style-name="Таблица1.A1" office:value-type="string">
            <text:p text:style-name="Текст_20_таблицы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6">17</text:p>
          </table:table-cell>
          <table:table-cell table:style-name="Таблица1.A1" office:value-type="string">
            <text:p text:style-name="Текст_20_таблицы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6">18</text:p>
          </table:table-cell>
          <table:table-cell table:style-name="Таблица1.A1" office:value-type="string">
            <text:p text:style-name="Текст_20_таблицы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6">19</text:p>
          </table:table-cell>
          <table:table-cell table:style-name="Таблица1.A1" office:value-type="string">
            <text:p text:style-name="Текст_20_таблицы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P6">20</text:p>
          </table:table-cell>
          <table:table-cell table:style-name="Таблица1.A1" office:value-type="string">
            <text:p text:style-name="Текст_20_таблицы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6">21</text:p>
          </table:table-cell>
          <table:table-cell table:style-name="Таблица1.A1" office:value-type="string">
            <text:p text:style-name="Текст_20_таблицы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6">22</text:p>
          </table:table-cell>
          <table:table-cell table:style-name="Таблица1.A1" office:value-type="string">
            <text:p text:style-name="Текст_20_таблицы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6">23</text:p>
          </table:table-cell>
          <table:table-cell table:style-name="Таблица1.A1" office:value-type="string">
            <text:p text:style-name="Текст_20_таблицы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P6">24</text:p>
          </table:table-cell>
          <table:table-cell table:style-name="Таблица1.A1" office:value-type="string">
            <text:p text:style-name="Текст_20_таблицы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6">25</text:p>
          </table:table-cell>
          <table:table-cell table:style-name="Таблица1.A1" office:value-type="string">
            <text:p text:style-name="Текст_20_таблицы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6">26</text:p>
          </table:table-cell>
          <table:table-cell table:style-name="Таблица1.A1" office:value-type="string">
            <text:p text:style-name="Текст_20_таблицы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6">27</text:p>
          </table:table-cell>
          <table:table-cell table:style-name="Таблица1.A1" office:value-type="string">
            <text:p text:style-name="Текст_20_таблицы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P6">28</text:p>
          </table:table-cell>
          <table:table-cell table:style-name="Таблица1.A1" office:value-type="string">
            <text:p text:style-name="Текст_20_таблицы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6">29</text:p>
          </table:table-cell>
          <table:table-cell table:style-name="Таблица1.A1" office:value-type="string">
            <text:p text:style-name="Текст_20_таблицы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6">30</text:p>
          </table:table-cell>
          <table:table-cell table:style-name="Таблица1.A1" office:value-type="string">
            <text:p text:style-name="Текст_20_таблицы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6">31</text:p>
          </table:table-cell>
          <table:table-cell table:style-name="Таблица1.A1" office:value-type="string">
            <text:p text:style-name="Текст_20_таблицы">Збалансоване багатошляхове злиття</text:p>
          </table:table-cell>
        </table:table-row>
        <table:table-row table:style-name="Таблица1.1">
          <table:table-cell table:style-name="Таблица1.A1" office:value-type="string">
            <text:p text:style-name="P6">32</text:p>
          </table:table-cell>
          <table:table-cell table:style-name="Таблица1.A1" office:value-type="string">
            <text:p text:style-name="Текст_20_таблицы">Багатофазне сортування</text:p>
          </table:table-cell>
        </table:table-row>
        <table:table-row table:style-name="Таблица1.1">
          <table:table-cell table:style-name="Таблица1.A1" office:value-type="string">
            <text:p text:style-name="P6">33</text:p>
          </table:table-cell>
          <table:table-cell table:style-name="Таблица1.A1" office:value-type="string">
            <text:p text:style-name="Текст_20_таблицы">Пряме злиття</text:p>
          </table:table-cell>
        </table:table-row>
        <table:table-row table:style-name="Таблица1.1">
          <table:table-cell table:style-name="Таблица1.A1" office:value-type="string">
            <text:p text:style-name="P6">34</text:p>
          </table:table-cell>
          <table:table-cell table:style-name="Таблица1.A1" office:value-type="string">
            <text:p text:style-name="Текст_20_таблицы">Природне (адаптивне) злиття</text:p>
          </table:table-cell>
        </table:table-row>
        <table:table-row table:style-name="Таблица1.1">
          <table:table-cell table:style-name="Таблица1.A1" office:value-type="string">
            <text:p text:style-name="P6">35</text:p>
          </table:table-cell>
          <table:table-cell table:style-name="Таблица1.A1" office:value-type="string">
            <text:p text:style-name="Текст_20_таблицы">Збалансоване багатошляхове злиття</text:p>
          </table:table-cell>
        </table:table-row>
      </table:table>
      <text:p text:style-name="Standard"/>
      <text:list xml:id="list42523324114519" text:continue-numbering="true" text:style-name="WWNum1">
        <text:list-item>
          <text:h text:style-name="P11" text:outline-level="1"><text:bookmark-start text:name="_Toc509035764"/><text:bookmark-start text:name="_Toc109342186"/><text:bookmark-start text:name="_Toc509035900"/>В<text:bookmark-end text:name="_Toc509035764"/><text:bookmark-end text:name="_Toc509035900"/>иконання<text:bookmark-end text:name="_Toc109342186"/></text:h>
          <text:list>
            <text:list-item>
              <text:h text:style-name="P12" text:outline-level="2"><text:bookmark-start text:name="_Toc509035766"/><text:bookmark-start text:name="_Toc109342187"/><text:bookmark-start text:name="_Toc509035902"/>Псевдокод алгоритм<text:bookmark-end text:name="_Toc509035766"/><text:bookmark-end text:name="_Toc509035902"/>у<text:bookmark-end text:name="_Toc109342187"/></text:h>
            </text:list-item>
          </text:list>
          <text:p text:style-name="P23"><text:span text:style-name="T13">1 </text:span><text:span text:style-name="T11">ПОЧАТОК</text:span></text:p>
          <text:p text:style-name="P23"><text:span text:style-name="T13">2 </text:span><text:span text:style-name="T11">Створення вхідного файлу</text:span></text:p>
          <text:p text:style-name="P23"><text:span text:style-name="T13">3 </text:span><text:span text:style-name="T11">Перенесення елементів з нього до файлів А та В по серіям</text:span></text:p>
        </text:list-item>
        <text:list-item>
          <text:p text:style-name="P23"><text:span text:style-name="T11">Додавання тимчасових елементів до А та В, щоб число серій стало кратним елементам ряду Фібоначчі</text:span></text:p>
        </text:list-item>
        <text:list-item>
          <text:p text:style-name="P23"><text:span text:style-name="T11">ЯКЩО у файлах А та В одна серія, ТО з’єднуємо їх у вихідний файл та переходимо до етапу 10</text:span></text:p>
        </text:list-item>
        <text:list-item>
          <text:p text:style-name="P23"><text:span text:style-name="T11">Сортування елементів у файл С</text:span></text:p>
          <text:list>
            <text:list-item>
              <text:p text:style-name="P24"><text:span text:style-name="T11"><text:s/>ЯКЩО інтерацій дійшла до кількості серій у файлі В, то переходимо до етапу 6</text:span></text:p>
            </text:list-item>
            <text:list-item>
              <text:p text:style-name="P24"><text:span text:style-name="T11"><text:s/>ЦИКЛ поки файл А відкритий</text:span></text:p>
              <text:list>
                <text:list-item>
                  <text:p text:style-name="P25"><text:span text:style-name="T11">Заносимо строку у масив цілих чисел arr</text:span></text:p>
                </text:list-item>
                <text:list-item>
                  <text:p text:style-name="P25"><text:span text:style-name="T11">Якщо серія закінчилася, то цикл переривається</text:span></text:p>
                </text:list-item>
              </text:list>
            </text:list-item>
            <text:list-item>
              <text:p text:style-name="P24"><text:span text:style-name="T11"><text:s/>ЦИКЛ поки файл В відкритий</text:span></text:p>
              <text:list>
                <text:list-item>
                  <text:p text:style-name="P25"><text:span text:style-name="T11">Заносимо строку у масив цілих чисел arr</text:span></text:p>
                </text:list-item>
                <text:list-item>
                  <text:p text:style-name="P25"><text:span text:style-name="T11">Якщо серія закінчилася, то цикл переривається</text:span></text:p>
                </text:list-item>
              </text:list>
            </text:list-item>
            <text:list-item>
              <text:p text:style-name="P24"><text:span text:style-name="T11"><text:s/>Сортування масиву arr</text:span></text:p>
            </text:list-item>
            <text:list-item>
              <text:p text:style-name="P24"><text:span text:style-name="T11"><text:s/>Занесення всіх його елементів до файлу С</text:span></text:p>
            </text:list-item>
            <text:list-item>
              <text:p text:style-name="P24"><text:span text:style-name="T11"><text:s/>Повернення до 5.1, зберігаючи позицію в файлі, на якій закінчився цикл та продовження з неї</text:span></text:p>
            </text:list-item>
          </text:list>
        </text:list-item>
        <text:list-item>
          <text:p text:style-name="P23"><text:span text:style-name="T11">Видаляємо всі елементи с файлу В та використані серії з файлу А</text:span></text:p>
        </text:list-item>
        <text:list-item>
          <text:p text:style-name="P23"><text:span text:style-name="T11">Файл С стає файлом А, файл А-файлом В, файл В-файлом С</text:span></text:p>
        </text:list-item>
        <text:list-item>
          <text:p text:style-name="P23"><text:span text:style-name="T11">Повертаємося до етапу 5</text:span></text:p>
        </text:list-item>
        <text:list-item>
          <text:p text:style-name="P22"><text:span text:style-name="T12"><text:s/>Видаляємо елементи заглушки с вихідного файлу</text:span></text:p>
        </text:list-item>
      </text:list>
      <text:p text:style-name="Standard"/>
      <text:list xml:id="list42523971912163" text:continue-numbering="true" text:style-name="WWNum1">
        <text:list-item>
          <text:list>
            <text:list-header>
              <text:h text:style-name="P12" text:outline-level="2"><text:soft-page-break/><text:span text:style-name="T21">3.2 <text:s/></text:span><text:bookmark-start text:name="_Toc509035768"/><text:bookmark-start text:name="_Toc109342188"/><text:bookmark-start text:name="_Toc509035904"/><text:span text:style-name="T20">Програ</text:span><text:bookmark-end text:name="_Toc509035768"/><text:bookmark-end text:name="_Toc509035904"/><text:span text:style-name="T20">мна</text:span> реалізація алгоритму<text:bookmark-end text:name="_Toc109342188"/></text:h>
              <text:list>
                <text:list-header>
                  <text:h text:style-name="P14" text:outline-level="3"><text:span text:style-name="T21">3.2.1 </text:span><text:bookmark-start text:name="_Toc509035769"/><text:bookmark-start text:name="_Toc109342189"/><text:bookmark-start text:name="_Toc509035905"/>Вихідний код<text:bookmark-end text:name="_Toc509035769"/><text:bookmark-end text:name="_Toc109342189"/><text:bookmark-end text:name="_Toc509035905"/></text:h>
                </text:list-header>
              </text:list>
            </text:list-header>
          </text:list>
        </text:list-item>
      </text:list>
      <text:p text:style-name="Код_20_исх"><text:span text:style-name="T18">#include &lt;iostream&gt;</text:span></text:p>
      <text:p text:style-name="Код_20_исх"><text:span text:style-name="T18">#include &lt;fstream&gt;</text:span></text:p>
      <text:p text:style-name="Код_20_исх"><text:span text:style-name="T18">#include &lt;string&gt;</text:span></text:p>
      <text:p text:style-name="Код_20_исх"><text:span text:style-name="T18">#include &lt;windows.h&gt;</text:span></text:p>
      <text:p text:style-name="Код_20_исх"><text:span text:style-name="T18">#include &lt;cstdio&gt;</text:span></text:p>
      <text:p text:style-name="Код_20_исх"><text:span text:style-name="T18">#include &lt;ctime&gt;</text:span></text:p>
      <text:p text:style-name="Код_20_исх"><text:span text:style-name="T18">#include &lt;vector&gt;;</text:span></text:p>
      <text:p text:style-name="Код_20_исх"><text:span text:style-name="T18">using namespace std;</text:span></text:p>
      <text:p text:style-name="Код_20_исх"><text:span text:style-name="T18"/></text:p>
      <text:p text:style-name="Код_20_исх"><text:span text:style-name="T18">void merge(int array[], int const left, int const mid, int const right);</text:span></text:p>
      <text:p text:style-name="Код_20_исх"><text:span text:style-name="T18">void mergeSort(int array[], int const begin, int const end);</text:span></text:p>
      <text:p text:style-name="Код_20_исх"><text:span text:style-name="T18">void mergeFiles(string B, string C, string A);</text:span></text:p>
      <text:p text:style-name="Код_20_исх"><text:span text:style-name="T18">void cleanOutput(string path_1, string path_2, int zero, int negOne);</text:span></text:p>
      <text:p text:style-name="Код_20_исх"><text:span text:style-name="T18">void createInput(int size, int min, int max, int&amp; zero, int&amp; negOne);</text:span></text:p>
      <text:p text:style-name="Код_20_исх"><text:span text:style-name="T18">void polyphaseSort(int n, int m, int check_1, int check_2, int check_3, class TextFilePoly&amp; One, class TextFilePoly&amp; Two, class TextFilePoly&amp; Three, class TextFilePoly&amp; Addon, int fib[], int idx, int lastIdx);</text:span></text:p>
      <text:p text:style-name="Код_20_исх"><text:span text:style-name="T18"/></text:p>
      <text:p text:style-name="Код_20_исх"><text:span text:style-name="T18">class TextFile</text:span></text:p>
      <text:p text:style-name="Код_20_исх"><text:span text:style-name="T18">{</text:span></text:p>
      <text:p text:style-name="Код_20_исх"><text:span text:style-name="T18">protected:</text:span></text:p>
      <text:p text:style-name="Код_20_исх"><text:span text:style-name="T18"><text:s text:c="4"/>string path;</text:span></text:p>
      <text:p text:style-name="Код_20_исх"><text:span text:style-name="T18">public:</text:span></text:p>
      <text:p text:style-name="Код_20_исх"><text:span text:style-name="T18"><text:s text:c="4"/>fstream file;</text:span></text:p>
      <text:p text:style-name="Код_20_исх"><text:span text:style-name="T18"><text:s text:c="4"/>TextFile(string pathTo)</text:span></text:p>
      <text:p text:style-name="Код_20_исх"><text:span text:style-name="T18"><text:s text:c="4"/>{</text:span></text:p>
      <text:p text:style-name="Код_20_исх"><text:span text:style-name="T18"><text:s text:c="8"/>path = pathTo;</text:span></text:p>
      <text:p text:style-name="Код_20_исх"><text:span text:style-name="T18"><text:s text:c="4"/>}</text:span></text:p>
      <text:p text:style-name="Код_20_исх"><text:span text:style-name="T18"/></text:p>
      <text:p text:style-name="Код_20_исх"><text:span text:style-name="T18"><text:s text:c="4"/>//відкриття файлу, не видаляючу його зміст</text:span></text:p>
      <text:p text:style-name="Код_20_исх"><text:span text:style-name="T18"><text:s text:c="4"/>void openAdd()</text:span></text:p>
      <text:p text:style-name="Код_20_исх"><text:span text:style-name="T18"><text:s text:c="4"/>{</text:span></text:p>
      <text:p text:style-name="Код_20_исх"><text:span text:style-name="T18"><text:s text:c="8"/>file.open(path, fstream::in | fstream::out | fstream::app);</text:span></text:p>
      <text:p text:style-name="Код_20_исх"><text:span text:style-name="T18"><text:s text:c="4"/>}</text:span></text:p>
      <text:p text:style-name="Код_20_исх"><text:span text:style-name="T18"/></text:p>
      <text:p text:style-name="Код_20_исх"><text:span text:style-name="T18"><text:s text:c="4"/>//відкриття файлу, видаляючу його зміст</text:span></text:p>
      <text:p text:style-name="Код_20_исх"><text:span text:style-name="T18"><text:s text:c="4"/>void openErase()</text:span></text:p>
      <text:p text:style-name="Код_20_исх"><text:span text:style-name="T18"><text:s text:c="4"/>{</text:span></text:p>
      <text:p text:style-name="Код_20_исх"><text:span text:style-name="T18"><text:s text:c="8"/>file.open(path, fstream::in | fstream::out | fstream::trunc);</text:span></text:p>
      <text:p text:style-name="Код_20_исх"><text:span text:style-name="T18"><text:s text:c="4"/>}</text:span></text:p>
      <text:p text:style-name="Код_20_исх"><text:span text:style-name="T18"/></text:p>
      <text:p text:style-name="Код_20_исх"><text:span text:style-name="T18"><text:s text:c="4"/>//закриття файлу</text:span></text:p>
      <text:p text:style-name="Код_20_исх"><text:span text:style-name="T18"><text:s text:c="4"/>void close()</text:span></text:p>
      <text:p text:style-name="Код_20_исх"><text:soft-page-break/><text:span text:style-name="T18"><text:s text:c="4"/>{</text:span></text:p>
      <text:p text:style-name="Код_20_исх"><text:span text:style-name="T18"><text:s text:c="8"/>file.close();</text:span></text:p>
      <text:p text:style-name="Код_20_исх"><text:span text:style-name="T18"><text:s text:c="4"/>}</text:span></text:p>
      <text:p text:style-name="Код_20_исх"><text:span text:style-name="T18"/></text:p>
      <text:p text:style-name="Код_20_исх"><text:span text:style-name="T18"><text:s text:c="4"/>//заповнення файлу випадковими цілочисельними елементами</text:span></text:p>
      <text:p text:style-name="Код_20_исх"><text:span text:style-name="T18"><text:s text:c="4"/>void fillFile(int size, int min, int max, int&amp; zero, int&amp; negOne)</text:span></text:p>
      <text:p text:style-name="Код_20_исх"><text:span text:style-name="T18"><text:s text:c="4"/>{</text:span></text:p>
      <text:p text:style-name="Код_20_исх"><text:span text:style-name="T18"><text:s text:c="8"/>int dig;</text:span></text:p>
      <text:p text:style-name="Код_20_исх"><text:span text:style-name="T18"><text:s text:c="8"/>srand(time(NULL));</text:span></text:p>
      <text:p text:style-name="Код_20_исх"><text:span text:style-name="T18"><text:s text:c="8"/>if ((max &gt;= 0) &amp;&amp; (min &gt;= 0))</text:span></text:p>
      <text:p text:style-name="Код_20_исх"><text:span text:style-name="T18"><text:s text:c="8"/>{</text:span></text:p>
      <text:p text:style-name="Код_20_исх"><text:span text:style-name="T18"><text:s text:c="12"/>for (int i = 0; i &lt; size; i++)</text:span></text:p>
      <text:p text:style-name="Код_20_исх"><text:span text:style-name="T18"><text:s text:c="12"/>{</text:span></text:p>
      <text:p text:style-name="Код_20_исх"><text:span text:style-name="T18"><text:s text:c="16"/>dig = rand() % (max - min) + min;</text:span></text:p>
      <text:p text:style-name="Код_20_исх"><text:span text:style-name="T18"><text:s text:c="16"/>if (dig == 0)</text:span></text:p>
      <text:p text:style-name="Код_20_исх"><text:span text:style-name="T18"><text:s text:c="16"/>{</text:span></text:p>
      <text:p text:style-name="Код_20_исх"><text:span text:style-name="T18"><text:s text:c="20"/>zero++;</text:span></text:p>
      <text:p text:style-name="Код_20_исх"><text:span text:style-name="T18"><text:s text:c="16"/>}</text:span></text:p>
      <text:p text:style-name="Код_20_исх"><text:span text:style-name="T18"><text:s text:c="16"/>if (dig == -1)</text:span></text:p>
      <text:p text:style-name="Код_20_исх"><text:span text:style-name="T18"><text:s text:c="16"/>{</text:span></text:p>
      <text:p text:style-name="Код_20_исх"><text:span text:style-name="T18"><text:s text:c="20"/>negOne++;</text:span></text:p>
      <text:p text:style-name="Код_20_исх"><text:span text:style-name="T18"><text:s text:c="16"/>}</text:span></text:p>
      <text:p text:style-name="Код_20_исх"><text:span text:style-name="T18"><text:s text:c="16"/>file &lt;&lt; dig &lt;&lt; '\n';</text:span></text:p>
      <text:p text:style-name="Код_20_исх"><text:span text:style-name="T18"><text:s text:c="12"/>}</text:span></text:p>
      <text:p text:style-name="Код_20_исх"><text:span text:style-name="T18"><text:s text:c="8"/>}</text:span></text:p>
      <text:p text:style-name="Код_20_исх"><text:span text:style-name="T18"><text:s text:c="8"/>if ((max &gt;= 0) &amp;&amp; (min &lt; 0))</text:span></text:p>
      <text:p text:style-name="Код_20_исх"><text:span text:style-name="T18"><text:s text:c="8"/>{</text:span></text:p>
      <text:p text:style-name="Код_20_исх"><text:span text:style-name="T18"><text:s text:c="12"/>for (int i = 0; i &lt; size; i++)</text:span></text:p>
      <text:p text:style-name="Код_20_исх"><text:span text:style-name="T18"><text:s text:c="12"/>{</text:span></text:p>
      <text:p text:style-name="Код_20_исх"><text:span text:style-name="T18"><text:s text:c="16"/>dig = (rand() % max) - (rand() % (min * -1));</text:span></text:p>
      <text:p text:style-name="Код_20_исх"><text:span text:style-name="T18"><text:s text:c="16"/>if (dig == 0)</text:span></text:p>
      <text:p text:style-name="Код_20_исх"><text:span text:style-name="T18"><text:s text:c="16"/>{</text:span></text:p>
      <text:p text:style-name="Код_20_исх"><text:span text:style-name="T18"><text:s text:c="20"/>zero++;</text:span></text:p>
      <text:p text:style-name="Код_20_исх"><text:span text:style-name="T18"><text:s text:c="16"/>}</text:span></text:p>
      <text:p text:style-name="Код_20_исх"><text:span text:style-name="T18"><text:s text:c="16"/>if (dig == -1)</text:span></text:p>
      <text:p text:style-name="Код_20_исх"><text:span text:style-name="T18"><text:s text:c="16"/>{</text:span></text:p>
      <text:p text:style-name="Код_20_исх"><text:span text:style-name="T18"><text:s text:c="20"/>negOne++;</text:span></text:p>
      <text:p text:style-name="Код_20_исх"><text:span text:style-name="T18"><text:s text:c="16"/>}</text:span></text:p>
      <text:p text:style-name="Код_20_исх"><text:span text:style-name="T18"><text:s text:c="16"/>file &lt;&lt; dig - 1 &lt;&lt; '\n';</text:span></text:p>
      <text:p text:style-name="Код_20_исх"><text:span text:style-name="T18"><text:s text:c="12"/>}</text:span></text:p>
      <text:p text:style-name="Код_20_исх"><text:span text:style-name="T18"><text:s text:c="8"/>}</text:span></text:p>
      <text:p text:style-name="Код_20_исх"><text:span text:style-name="T18"><text:s text:c="8"/>if ((max &lt; 0) &amp;&amp; (min &lt; 0))</text:span></text:p>
      <text:p text:style-name="Код_20_исх"><text:span text:style-name="T18"><text:s text:c="8"/>{</text:span></text:p>
      <text:p text:style-name="Код_20_исх"><text:span text:style-name="T18"><text:s text:c="12"/>for (int i = 0; i &lt; size; i++)</text:span></text:p>
      <text:p text:style-name="Код_20_исх"><text:span text:style-name="T18"><text:s text:c="12"/>{</text:span></text:p>
      <text:p text:style-name="Код_20_исх"><text:span text:style-name="T18"><text:s text:c="16"/>dig = -(rand() % (max - min) + min);</text:span></text:p>
      <text:p text:style-name="Код_20_исх"><text:span text:style-name="T18"><text:s text:c="16"/>if (dig == 0)</text:span></text:p>
      <text:p text:style-name="Код_20_исх"><text:span text:style-name="T18"><text:s text:c="16"/>{</text:span></text:p>
      <text:p text:style-name="Код_20_исх"><text:span text:style-name="T18"><text:s text:c="20"/>zero++;</text:span></text:p>
      <text:p text:style-name="Код_20_исх"><text:span text:style-name="T18"><text:s text:c="16"/>}</text:span></text:p>
      <text:p text:style-name="Код_20_исх"><text:span text:style-name="T18"><text:s text:c="16"/>if (dig == -1)</text:span></text:p>
      <text:p text:style-name="Код_20_исх"><text:span text:style-name="T18"><text:s text:c="16"/>{</text:span></text:p>
      <text:p text:style-name="Код_20_исх"><text:soft-page-break/><text:span text:style-name="T18"><text:s text:c="20"/>negOne++;</text:span></text:p>
      <text:p text:style-name="Код_20_исх"><text:span text:style-name="T18"><text:s text:c="16"/>}</text:span></text:p>
      <text:p text:style-name="Код_20_исх"><text:span text:style-name="T18"><text:s text:c="16"/>file &lt;&lt; dig &lt;&lt; '\n';</text:span></text:p>
      <text:p text:style-name="Код_20_исх"><text:span text:style-name="T18"><text:s text:c="12"/>}</text:span></text:p>
      <text:p text:style-name="Код_20_исх"><text:span text:style-name="T18"><text:s text:c="8"/>}</text:span></text:p>
      <text:p text:style-name="Код_20_исх"><text:span text:style-name="T18"><text:s text:c="4"/>}</text:span></text:p>
      <text:p text:style-name="Код_20_исх"><text:span text:style-name="T18"/></text:p>
      <text:p text:style-name="Код_20_исх"><text:span text:style-name="T18"><text:s text:c="4"/>//переміщення масиву цілочисельних елементів до файлу</text:span></text:p>
      <text:p text:style-name="Код_20_исх"><text:span text:style-name="T18"><text:s text:c="4"/>void arrToFile(int arr[], int size)</text:span></text:p>
      <text:p text:style-name="Код_20_исх"><text:span text:style-name="T18"><text:s text:c="4"/>{</text:span></text:p>
      <text:p text:style-name="Код_20_исх"><text:span text:style-name="T18"><text:s text:c="8"/>for (int i = 0; i &lt; size; i++)</text:span></text:p>
      <text:p text:style-name="Код_20_исх"><text:span text:style-name="T18"><text:s text:c="8"/>{</text:span></text:p>
      <text:p text:style-name="Код_20_исх"><text:span text:style-name="T18"><text:s text:c="12"/>file &lt;&lt; arr[i] &lt;&lt; '\n';</text:span></text:p>
      <text:p text:style-name="Код_20_исх"><text:span text:style-name="T18"><text:s text:c="8"/>}</text:span></text:p>
      <text:p text:style-name="Код_20_исх"><text:span text:style-name="T18"><text:s text:c="4"/>}</text:span></text:p>
      <text:p text:style-name="Код_20_исх"><text:span text:style-name="T18">};</text:span></text:p>
      <text:p text:style-name="Код_20_исх"><text:span text:style-name="T18"/></text:p>
      <text:p text:style-name="Код_20_исх"><text:span text:style-name="T18">class TextFilePoly : public TextFile</text:span></text:p>
      <text:p text:style-name="Код_20_исх"><text:span text:style-name="T18">{</text:span></text:p>
      <text:p text:style-name="Код_20_исх"><text:span text:style-name="T18">public:</text:span></text:p>
      <text:p text:style-name="Код_20_исх"><text:span text:style-name="T18"/></text:p>
      <text:p text:style-name="Код_20_исх"><text:span text:style-name="T18"><text:s text:c="4"/>TextFilePoly(string pathTo) :TextFile(pathTo)</text:span></text:p>
      <text:p text:style-name="Код_20_исх"><text:span text:style-name="T18"><text:s text:c="4"/>{</text:span></text:p>
      <text:p text:style-name="Код_20_исх"><text:span text:style-name="T18"/></text:p>
      <text:p text:style-name="Код_20_исх"><text:span text:style-name="T18"><text:s text:c="4"/>}</text:span></text:p>
      <text:p text:style-name="Код_20_исх"><text:span text:style-name="T18"/></text:p>
      <text:p text:style-name="Код_20_исх"><text:span text:style-name="T18"><text:s text:c="4"/>void fillFilePolyphase(int runs, int size, class TextFilePoly&amp; One, class TextFilePoly&amp; Two, class TextFilePoly&amp; Three, class TextFilePoly&amp; Addon)</text:span></text:p>
      <text:p text:style-name="Код_20_исх"><text:span text:style-name="T18"><text:s text:c="4"/>{</text:span></text:p>
      <text:p text:style-name="Код_20_исх"><text:span text:style-name="T18"><text:s text:c="8"/>int onePosition = 0;</text:span></text:p>
      <text:p text:style-name="Код_20_исх"><text:span text:style-name="T18"><text:s text:c="8"/>int twoPosition = 0;</text:span></text:p>
      <text:p text:style-name="Код_20_исх"><text:span text:style-name="T18"><text:s text:c="8"/>int iteration = 0;//інтерація масиву fillThree</text:span></text:p>
      <text:p text:style-name="Код_20_исх"><text:span text:style-name="T18"><text:s text:c="8"/>fillThree(size, iteration, runs, onePosition, twoPosition, One, Two, Three);</text:span></text:p>
      <text:p text:style-name="Код_20_исх"><text:span text:style-name="T18"><text:s text:c="8"/>clearOne(runs, onePosition, One, Addon);</text:span></text:p>
      <text:p text:style-name="Код_20_исх"><text:span text:style-name="T18"><text:s text:c="8"/>Two.openErase();</text:span></text:p>
      <text:p text:style-name="Код_20_исх"><text:span text:style-name="T18"><text:s text:c="8"/>Two.close();</text:span></text:p>
      <text:p text:style-name="Код_20_исх"><text:span text:style-name="T18"><text:s text:c="4"/>}</text:span></text:p>
      <text:p text:style-name="Код_20_исх"><text:span text:style-name="T18"/></text:p>
      <text:p text:style-name="Код_20_исх"><text:span text:style-name="T18"><text:s text:c="4"/>//метод виконуючий аналогічні дії, що і минулий для багатофазового сортування</text:span></text:p>
      <text:p text:style-name="Код_20_исх"><text:span text:style-name="T18"><text:s text:c="4"/>void fill12(int run, int oneRuns, int twoRuns, int oneAddRuns, int twoAddRuns, class TextFilePoly&amp; One, class TextFilePoly&amp; Two)</text:span></text:p>
      <text:p text:style-name="Код_20_исх"><text:span text:style-name="T18"><text:s text:c="4"/>{</text:span></text:p>
      <text:p text:style-name="Код_20_исх"><text:span text:style-name="T18"><text:s text:c="8"/>string temp;</text:span></text:p>
      <text:p text:style-name="Код_20_исх"><text:span text:style-name="T18"><text:s text:c="8"/>int count = 0;</text:span></text:p>
      <text:p text:style-name="Код_20_исх"><text:span text:style-name="T18"><text:s text:c="8"/>int anotherCount = 0;</text:span></text:p>
      <text:p text:style-name="Код_20_исх"><text:span text:style-name="T18"/></text:p>
      <text:p text:style-name="Код_20_исх"><text:span text:style-name="T18"><text:s text:c="8"/>while (!file.eof())</text:span></text:p>
      <text:p text:style-name="Код_20_исх"><text:span text:style-name="T18"><text:s text:c="8"/>{</text:span></text:p>
      <text:p text:style-name="Код_20_исх"><text:span text:style-name="T18"><text:s text:c="12"/>getline(file, temp);</text:span></text:p>
      <text:p text:style-name="Код_20_исх"><text:span text:style-name="T18"><text:s text:c="12"/>if ((count &gt;= oneRuns) &amp;&amp; (temp != ""))</text:span></text:p>
      <text:p text:style-name="Код_20_исх"><text:soft-page-break/><text:span text:style-name="T18"><text:s text:c="12"/>{</text:span></text:p>
      <text:p text:style-name="Код_20_исх"><text:span text:style-name="T18"><text:s text:c="16"/>Two.file &lt;&lt; temp &lt;&lt; '\n';</text:span></text:p>
      <text:p text:style-name="Код_20_исх"><text:span text:style-name="T18"><text:s text:c="16"/>anotherCount++;</text:span></text:p>
      <text:p text:style-name="Код_20_исх"><text:span text:style-name="T18"><text:s text:c="16"/>if (anotherCount == run)</text:span></text:p>
      <text:p text:style-name="Код_20_исх"><text:span text:style-name="T18"><text:s text:c="16"/>{</text:span></text:p>
      <text:p text:style-name="Код_20_исх"><text:span text:style-name="T18"><text:s text:c="20"/>Two.file &lt;&lt; "-" &lt;&lt; '\n';</text:span></text:p>
      <text:p text:style-name="Код_20_исх"><text:span text:style-name="T18"><text:s text:c="20"/>anotherCount = 0;</text:span></text:p>
      <text:p text:style-name="Код_20_исх"><text:span text:style-name="T18"><text:s text:c="16"/>}</text:span></text:p>
      <text:p text:style-name="Код_20_исх"><text:span text:style-name="T18"><text:s text:c="12"/>}</text:span></text:p>
      <text:p text:style-name="Код_20_исх"><text:span text:style-name="T18"><text:s text:c="12"/>if ((count &lt; oneRuns) &amp;&amp; (temp != ""))</text:span></text:p>
      <text:p text:style-name="Код_20_исх"><text:span text:style-name="T18"><text:s text:c="12"/>{</text:span></text:p>
      <text:p text:style-name="Код_20_исх"><text:span text:style-name="T18"><text:s text:c="16"/>One.file &lt;&lt; temp &lt;&lt; '\n';</text:span></text:p>
      <text:p text:style-name="Код_20_исх"><text:span text:style-name="T18"><text:s text:c="16"/>anotherCount++;</text:span></text:p>
      <text:p text:style-name="Код_20_исх"><text:span text:style-name="T18"><text:s text:c="16"/>if (anotherCount == run)</text:span></text:p>
      <text:p text:style-name="Код_20_исх"><text:span text:style-name="T18"><text:s text:c="16"/>{</text:span></text:p>
      <text:p text:style-name="Код_20_исх"><text:span text:style-name="T18"><text:s text:c="20"/>One.file &lt;&lt; "-" &lt;&lt; '\n';</text:span></text:p>
      <text:p text:style-name="Код_20_исх"><text:span text:style-name="T18"><text:s text:c="20"/>anotherCount = 0;</text:span></text:p>
      <text:p text:style-name="Код_20_исх"><text:span text:style-name="T18"><text:s text:c="20"/>count++;</text:span></text:p>
      <text:p text:style-name="Код_20_исх"><text:span text:style-name="T18"><text:s text:c="16"/>}</text:span></text:p>
      <text:p text:style-name="Код_20_исх"><text:span text:style-name="T18"/></text:p>
      <text:p text:style-name="Код_20_исх"><text:span text:style-name="T18"><text:s text:c="12"/>}</text:span></text:p>
      <text:p text:style-name="Код_20_исх"><text:span text:style-name="T18"><text:s text:c="8"/>}</text:span></text:p>
      <text:p text:style-name="Код_20_исх"><text:span text:style-name="T18"/></text:p>
      <text:p text:style-name="Код_20_исх"><text:span text:style-name="T18"><text:s text:c="8"/>//заповнюємо файли 1 та 2 далі, щоб кількість елементів в них була кратна числам с ряду Фібоначчі</text:span></text:p>
      <text:p text:style-name="Код_20_исх"><text:span text:style-name="T18"><text:s text:c="8"/>for (int i = oneRuns; i &lt; oneAddRuns; i++)</text:span></text:p>
      <text:p text:style-name="Код_20_исх"><text:span text:style-name="T18"><text:s text:c="8"/>{</text:span></text:p>
      <text:p text:style-name="Код_20_исх"><text:span text:style-name="T18"><text:s text:c="12"/>for (int j = 0; j &lt; run; j++)</text:span></text:p>
      <text:p text:style-name="Код_20_исх"><text:span text:style-name="T18"><text:s text:c="12"/>{</text:span></text:p>
      <text:p text:style-name="Код_20_исх"><text:span text:style-name="T18"><text:s text:c="16"/>One.file &lt;&lt; -1 &lt;&lt; '\n';</text:span></text:p>
      <text:p text:style-name="Код_20_исх"><text:span text:style-name="T18"><text:s text:c="12"/>}</text:span></text:p>
      <text:p text:style-name="Код_20_исх"><text:span text:style-name="T18"><text:s text:c="12"/>One.file &lt;&lt; "-" &lt;&lt; '\n';</text:span></text:p>
      <text:p text:style-name="Код_20_исх"><text:span text:style-name="T18"><text:s text:c="8"/>}</text:span></text:p>
      <text:p text:style-name="Код_20_исх"><text:span text:style-name="T18"/></text:p>
      <text:p text:style-name="Код_20_исх"><text:span text:style-name="T18"><text:s text:c="8"/>for (int i = twoRuns; i &lt; twoAddRuns; i++)</text:span></text:p>
      <text:p text:style-name="Код_20_исх"><text:span text:style-name="T18"><text:s text:c="8"/>{</text:span></text:p>
      <text:p text:style-name="Код_20_исх"><text:span text:style-name="T18"><text:s text:c="12"/>for (int j = 0; j &lt; run; j++)</text:span></text:p>
      <text:p text:style-name="Код_20_исх"><text:span text:style-name="T18"><text:s text:c="12"/>{</text:span></text:p>
      <text:p text:style-name="Код_20_исх"><text:span text:style-name="T18"><text:s text:c="16"/>Two.file &lt;&lt; -1 &lt;&lt; '\n';</text:span></text:p>
      <text:p text:style-name="Код_20_исх"><text:span text:style-name="T18"><text:s text:c="12"/>}</text:span></text:p>
      <text:p text:style-name="Код_20_исх"><text:span text:style-name="T18"><text:s text:c="12"/>Two.file &lt;&lt; "-" &lt;&lt; '\n';</text:span></text:p>
      <text:p text:style-name="Код_20_исх"><text:span text:style-name="T18"><text:s text:c="8"/>}</text:span></text:p>
      <text:p text:style-name="Код_20_исх"><text:span text:style-name="T18"><text:s text:c="4"/>}</text:span></text:p>
      <text:p text:style-name="Код_20_исх"><text:span text:style-name="T18"/></text:p>
      <text:p text:style-name="Код_20_исх"><text:span text:style-name="T18"><text:s text:c="4"/>//метод для заповнення третього файлу в багатофазному сортуванні</text:span></text:p>
      <text:p text:style-name="Код_20_исх"><text:span text:style-name="T18"><text:s text:c="4"/>void fillThree(int size, int iteration, int runs, int&amp; currOnePosition, int&amp; currTwoPosition, class TextFilePoly&amp; One, class TextFilePoly&amp; Two, class TextFilePoly&amp; Three)</text:span></text:p>
      <text:p text:style-name="Код_20_исх"><text:span text:style-name="T18"><text:s text:c="4"/>{</text:span></text:p>
      <text:p text:style-name="Код_20_исх"><text:span text:style-name="T18"><text:s text:c="8"/>if (iteration == runs)</text:span></text:p>
      <text:p text:style-name="Код_20_исх"><text:span text:style-name="T18"><text:s text:c="8"/>{</text:span></text:p>
      <text:p text:style-name="Код_20_исх"><text:span text:style-name="T18"><text:s text:c="12"/>return; //пертаємося, коли кількість інтерацій дійшла до кількості необхідних серій</text:span></text:p>
      <text:p text:style-name="Код_20_исх"><text:soft-page-break/><text:span text:style-name="T18"><text:s text:c="8"/>}</text:span></text:p>
      <text:p text:style-name="Код_20_исх"><text:span text:style-name="T18"><text:s text:c="8"/>One.openAdd();</text:span></text:p>
      <text:p text:style-name="Код_20_исх"><text:span text:style-name="T18"><text:s text:c="8"/>Two.openAdd();</text:span></text:p>
      <text:p text:style-name="Код_20_исх"><text:span text:style-name="T18"><text:s text:c="8"/>int* arr = new int[size];</text:span></text:p>
      <text:p text:style-name="Код_20_исх"><text:span text:style-name="T18"><text:s text:c="8"/>int pos = 0;//індекс числа в масиві</text:span></text:p>
      <text:p text:style-name="Код_20_исх"><text:span text:style-name="T18"><text:s text:c="8"/>string temp;</text:span></text:p>
      <text:p text:style-name="Код_20_исх"><text:span text:style-name="T18"><text:s text:c="8"/>Two.file.seekg(currTwoPosition, ios_base::beg);</text:span></text:p>
      <text:p text:style-name="Код_20_исх"><text:span text:style-name="T18"><text:s text:c="8"/>One.file.seekg(currOnePosition, ios_base::beg);</text:span></text:p>
      <text:p text:style-name="Код_20_исх"><text:span text:style-name="T18"><text:s text:c="8"/>while (!Two.file.eof())</text:span></text:p>
      <text:p text:style-name="Код_20_исх"><text:span text:style-name="T18"><text:s text:c="8"/>{</text:span></text:p>
      <text:p text:style-name="Код_20_исх"><text:span text:style-name="T18"><text:s text:c="12"/>getline(Two.file, temp);</text:span></text:p>
      <text:p text:style-name="Код_20_исх"><text:span text:style-name="T18"><text:s text:c="12"/>currTwoPosition += temp.length() + 2;//зберегаємо байт числа, щоб одразу перейти до потрібного елемента в наступній ітерачії</text:span></text:p>
      <text:p text:style-name="Код_20_исх"><text:span text:style-name="T18"><text:s text:c="12"/>if ((temp != "-") &amp;&amp; (temp != ""))</text:span></text:p>
      <text:p text:style-name="Код_20_исх"><text:span text:style-name="T18"><text:s text:c="12"/>{</text:span></text:p>
      <text:p text:style-name="Код_20_исх"><text:span text:style-name="T18"><text:s text:c="16"/>arr[pos] = stoi(temp);</text:span></text:p>
      <text:p text:style-name="Код_20_исх"><text:span text:style-name="T18"><text:s text:c="16"/>pos++;</text:span></text:p>
      <text:p text:style-name="Код_20_исх"><text:span text:style-name="T18"><text:s text:c="12"/>}</text:span></text:p>
      <text:p text:style-name="Код_20_исх"><text:span text:style-name="T18"><text:s text:c="12"/>if (temp == "-")</text:span></text:p>
      <text:p text:style-name="Код_20_исх"><text:span text:style-name="T18"><text:s text:c="12"/>{</text:span></text:p>
      <text:p text:style-name="Код_20_исх"><text:span text:style-name="T18"><text:s text:c="16"/>break;//серія окінчена</text:span></text:p>
      <text:p text:style-name="Код_20_исх"><text:span text:style-name="T18"><text:s text:c="12"/>}</text:span></text:p>
      <text:p text:style-name="Код_20_исх"><text:span text:style-name="T18"><text:s text:c="8"/>}</text:span></text:p>
      <text:p text:style-name="Код_20_исх"><text:span text:style-name="T18"/></text:p>
      <text:p text:style-name="Код_20_исх"><text:span text:style-name="T18"><text:s text:c="8"/>while (!One.file.eof())</text:span></text:p>
      <text:p text:style-name="Код_20_исх"><text:span text:style-name="T18"><text:s text:c="8"/>{</text:span></text:p>
      <text:p text:style-name="Код_20_исх"><text:span text:style-name="T18"><text:s text:c="12"/>getline(One.file, temp);</text:span></text:p>
      <text:p text:style-name="Код_20_исх"><text:span text:style-name="T18"><text:s text:c="12"/>currOnePosition += temp.length() + 2;//аналогічно currTwoPosition</text:span></text:p>
      <text:p text:style-name="Код_20_исх"><text:span text:style-name="T18"><text:s text:c="12"/>if ((temp != "-") &amp;&amp; (temp != ""))</text:span></text:p>
      <text:p text:style-name="Код_20_исх"><text:span text:style-name="T18"><text:s text:c="12"/>{</text:span></text:p>
      <text:p text:style-name="Код_20_исх"><text:span text:style-name="T18"><text:s text:c="16"/>arr[pos] = stoi(temp);</text:span></text:p>
      <text:p text:style-name="Код_20_исх"><text:span text:style-name="T18"><text:s text:c="16"/>pos++;</text:span></text:p>
      <text:p text:style-name="Код_20_исх"><text:span text:style-name="T18"><text:s text:c="12"/>}</text:span></text:p>
      <text:p text:style-name="Код_20_исх"><text:span text:style-name="T18"><text:s text:c="12"/>if (temp == "-")</text:span></text:p>
      <text:p text:style-name="Код_20_исх"><text:span text:style-name="T18"><text:s text:c="12"/>{</text:span></text:p>
      <text:p text:style-name="Код_20_исх"><text:span text:style-name="T18"><text:s text:c="16"/>break;</text:span></text:p>
      <text:p text:style-name="Код_20_исх"><text:span text:style-name="T18"><text:s text:c="12"/>}</text:span></text:p>
      <text:p text:style-name="Код_20_исх"><text:span text:style-name="T18"><text:s text:c="8"/>}</text:span></text:p>
      <text:p text:style-name="Код_20_исх"><text:span text:style-name="T18"/></text:p>
      <text:p text:style-name="Код_20_исх"><text:span text:style-name="T18"><text:s text:c="8"/>One.close();</text:span></text:p>
      <text:p text:style-name="Код_20_исх"><text:span text:style-name="T18"><text:s text:c="8"/>Two.close();</text:span></text:p>
      <text:p text:style-name="Код_20_исх"><text:span text:style-name="T18"/></text:p>
      <text:p text:style-name="Код_20_исх"><text:span text:style-name="T18"><text:s text:c="8"/>mergeSort(arr, 0, size - 1);//сортуємо масив</text:span></text:p>
      <text:p text:style-name="Код_20_исх"><text:span text:style-name="T18"><text:s text:c="8"/>Three.openAdd();</text:span></text:p>
      <text:p text:style-name="Код_20_исх"><text:span text:style-name="T18"><text:s text:c="8"/>for (int i = 0; i &lt; size; i++)</text:span></text:p>
      <text:p text:style-name="Код_20_исх"><text:span text:style-name="T18"><text:s text:c="8"/>{</text:span></text:p>
      <text:p text:style-name="Код_20_исх"><text:span text:style-name="T18"><text:s text:c="12"/>Three.file &lt;&lt; arr[i] &lt;&lt; '\n';//заповнюмє файл</text:span></text:p>
      <text:p text:style-name="Код_20_исх"><text:span text:style-name="T18"><text:s text:c="8"/>}</text:span></text:p>
      <text:p text:style-name="Код_20_исх"><text:span text:style-name="T18"><text:s text:c="8"/>Three.file &lt;&lt; "-" &lt;&lt; '\n';</text:span></text:p>
      <text:p text:style-name="Код_20_исх"><text:span text:style-name="T18"><text:s text:c="8"/>Three.close();</text:span></text:p>
      <text:p text:style-name="Код_20_исх"><text:span text:style-name="T18"/></text:p>
      <text:p text:style-name="Код_20_исх"><text:span text:style-name="T18"><text:s text:c="8"/>One.close();</text:span></text:p>
      <text:p text:style-name="Код_20_исх"><text:soft-page-break/><text:span text:style-name="T18"><text:s text:c="8"/>Two.close();</text:span></text:p>
      <text:p text:style-name="Код_20_исх"><text:span text:style-name="T18"><text:s text:c="8"/>delete[] arr;</text:span></text:p>
      <text:p text:style-name="Код_20_исх"><text:span text:style-name="T18"/></text:p>
      <text:p text:style-name="Код_20_исх"><text:span text:style-name="T18"><text:s text:c="8"/>fillThree(size, iteration + 1, runs, currOnePosition, currTwoPosition, One, Two, Three);//переходимо до наступний серій в файлах</text:span></text:p>
      <text:p text:style-name="Код_20_исх"><text:span text:style-name="T18"><text:s text:c="4"/>}</text:span></text:p>
      <text:p text:style-name="Код_20_исх"><text:span text:style-name="T18"/></text:p>
      <text:p text:style-name="Код_20_исх"><text:span text:style-name="T18"><text:s text:c="4"/>//метод для видалення переміщенних серій з більшого файлу</text:span></text:p>
      <text:p text:style-name="Код_20_исх"><text:span text:style-name="T18"><text:s text:c="4"/>//переносимо необхідні серії в додатковий файл, видаляємо все з першого, та переносимо збережені елементи назад</text:span></text:p>
      <text:p text:style-name="Код_20_исх"><text:span text:style-name="T18"><text:s text:c="4"/>void clearOne(int runs, int onePosition, class TextFilePoly&amp; One, class TextFilePoly&amp; Addon)</text:span></text:p>
      <text:p text:style-name="Код_20_исх"><text:span text:style-name="T18"><text:s text:c="4"/>{</text:span></text:p>
      <text:p text:style-name="Код_20_исх"><text:span text:style-name="T18"><text:s text:c="8"/>string temp;</text:span></text:p>
      <text:p text:style-name="Код_20_исх"><text:span text:style-name="T18"/></text:p>
      <text:p text:style-name="Код_20_исх"><text:span text:style-name="T18"><text:s text:c="8"/>Addon.openErase();</text:span></text:p>
      <text:p text:style-name="Код_20_исх"><text:span text:style-name="T18"><text:s text:c="8"/>One.openAdd();</text:span></text:p>
      <text:p text:style-name="Код_20_исх"><text:span text:style-name="T18"><text:s text:c="8"/>One.file.seekg(onePosition, ios_base::beg);</text:span></text:p>
      <text:p text:style-name="Код_20_исх"><text:span text:style-name="T18"><text:s text:c="8"/>while (!One.file.eof())</text:span></text:p>
      <text:p text:style-name="Код_20_исх"><text:span text:style-name="T18"><text:s text:c="8"/>{</text:span></text:p>
      <text:p text:style-name="Код_20_исх"><text:span text:style-name="T18"><text:s text:c="12"/>getline(One.file, temp);</text:span></text:p>
      <text:p text:style-name="Код_20_исх"><text:span text:style-name="T18"><text:s text:c="12"/>Addon.file &lt;&lt; temp &lt;&lt; '\n';</text:span></text:p>
      <text:p text:style-name="Код_20_исх"><text:span text:style-name="T18"><text:s text:c="8"/>}</text:span></text:p>
      <text:p text:style-name="Код_20_исх"><text:span text:style-name="T18"><text:s text:c="8"/>Addon.close();</text:span></text:p>
      <text:p text:style-name="Код_20_исх"><text:span text:style-name="T18"><text:s text:c="8"/>One.close();</text:span></text:p>
      <text:p text:style-name="Код_20_исх"><text:span text:style-name="T18"/></text:p>
      <text:p text:style-name="Код_20_исх"><text:span text:style-name="T18"><text:s text:c="8"/>Addon.openAdd();</text:span></text:p>
      <text:p text:style-name="Код_20_исх"><text:span text:style-name="T18"><text:s text:c="8"/>One.openErase();</text:span></text:p>
      <text:p text:style-name="Код_20_исх"><text:span text:style-name="T18"/></text:p>
      <text:p text:style-name="Код_20_исх"><text:span text:style-name="T18"><text:s text:c="8"/>while (!Addon.file.eof())</text:span></text:p>
      <text:p text:style-name="Код_20_исх"><text:span text:style-name="T18"><text:s text:c="8"/>{</text:span></text:p>
      <text:p text:style-name="Код_20_исх"><text:span text:style-name="T18"><text:s text:c="12"/>getline(Addon.file, temp);</text:span></text:p>
      <text:p text:style-name="Код_20_исх"><text:span text:style-name="T18"><text:s text:c="12"/>One.file &lt;&lt; temp &lt;&lt; '\n';</text:span></text:p>
      <text:p text:style-name="Код_20_исх"><text:span text:style-name="T18"><text:s text:c="8"/>}</text:span></text:p>
      <text:p text:style-name="Код_20_исх"><text:span text:style-name="T18"/></text:p>
      <text:p text:style-name="Код_20_исх"><text:span text:style-name="T18"><text:s text:c="8"/>Addon.close();</text:span></text:p>
      <text:p text:style-name="Код_20_исх"><text:span text:style-name="T18"><text:s text:c="8"/>One.close();</text:span></text:p>
      <text:p text:style-name="Код_20_исх"><text:span text:style-name="T18"><text:s text:c="4"/>}</text:span></text:p>
      <text:p text:style-name="Код_20_исх"><text:span text:style-name="T18">};</text:span></text:p>
      <text:p text:style-name="Код_20_исх"><text:span text:style-name="T18"/></text:p>
      <text:p text:style-name="Код_20_исх"><text:span text:style-name="T18">int main()</text:span></text:p>
      <text:p text:style-name="Код_20_исх"><text:span text:style-name="T18">{</text:span></text:p>
      <text:p text:style-name="Код_20_исх"><text:span text:style-name="T18"><text:s text:c="4"/>string path_1 = "Poly1.txt";</text:span></text:p>
      <text:p text:style-name="Код_20_исх"><text:span text:style-name="T18"><text:s text:c="4"/>string path_2 = "Poly2.txt";</text:span></text:p>
      <text:p text:style-name="Код_20_исх"><text:span text:style-name="T18"><text:s text:c="4"/>string path_3 = "Poly3.txt";</text:span></text:p>
      <text:p text:style-name="Код_20_исх"><text:span text:style-name="T18"><text:s text:c="4"/>string path_4 = "addon.txt";</text:span></text:p>
      <text:p text:style-name="Код_20_исх"><text:span text:style-name="T18"/></text:p>
      <text:p text:style-name="Код_20_исх"><text:span text:style-name="T18"><text:s text:c="4"/>string path = "Input.txt";</text:span></text:p>
      <text:p text:style-name="Код_20_исх"><text:span text:style-name="T18"/></text:p>
      <text:p text:style-name="Код_20_исх"><text:span text:style-name="T18"><text:s text:c="4"/>TextFilePoly original(path);</text:span></text:p>
      <text:p text:style-name="Код_20_исх"><text:span text:style-name="T18"/></text:p>
      <text:p text:style-name="Код_20_исх"><text:span text:style-name="T18"><text:s text:c="4"/>TextFilePoly one(path_1);</text:span></text:p>
      <text:p text:style-name="Код_20_исх"><text:span text:style-name="T18"><text:s text:c="4"/>TextFilePoly two(path_2);</text:span></text:p>
      <text:p text:style-name="Код_20_исх"><text:span text:style-name="T18"><text:s text:c="4"/>TextFilePoly three(path_3);</text:span></text:p>
      <text:p text:style-name="Код_20_исх"><text:soft-page-break/><text:span text:style-name="T18"><text:s text:c="4"/>TextFilePoly addon(path_4);</text:span></text:p>
      <text:p text:style-name="Код_20_исх"><text:span text:style-name="T18"/></text:p>
      <text:p text:style-name="Код_20_исх"><text:span text:style-name="T18"><text:s text:c="4"/>int size;</text:span></text:p>
      <text:p text:style-name="Код_20_исх"><text:span text:style-name="T18"><text:s text:c="4"/>int min;</text:span></text:p>
      <text:p text:style-name="Код_20_исх"><text:span text:style-name="T18"><text:s text:c="4"/>int max;</text:span></text:p>
      <text:p text:style-name="Код_20_исх"><text:span text:style-name="T18"><text:s text:c="4"/>int zero = 0;</text:span></text:p>
      <text:p text:style-name="Код_20_исх"><text:span text:style-name="T18"><text:s text:c="4"/>int negOne = 0;</text:span></text:p>
      <text:p text:style-name="Код_20_исх"><text:span text:style-name="T18"/></text:p>
      <text:p text:style-name="Код_20_исх"><text:span text:style-name="T18"><text:s text:c="4"/>cout &lt;&lt; "Enter size: ";</text:span></text:p>
      <text:p text:style-name="Код_20_исх"><text:span text:style-name="T18"><text:s text:c="4"/>cin &gt;&gt; size;</text:span></text:p>
      <text:p text:style-name="Код_20_исх"><text:span text:style-name="T18"><text:s text:c="4"/>cout &lt;&lt; "Enter min element: ";</text:span></text:p>
      <text:p text:style-name="Код_20_исх"><text:span text:style-name="T18"><text:s text:c="4"/>cin &gt;&gt; min;</text:span></text:p>
      <text:p text:style-name="Код_20_исх"><text:span text:style-name="T18"><text:s text:c="4"/>cout &lt;&lt; "Enter max element: ";</text:span></text:p>
      <text:p text:style-name="Код_20_исх"><text:span text:style-name="T18"><text:s text:c="4"/>cin &gt;&gt; max;</text:span></text:p>
      <text:p text:style-name="Код_20_исх"><text:span text:style-name="T18"/></text:p>
      <text:p text:style-name="Код_20_исх"><text:span text:style-name="T18"><text:s text:c="4"/>createInput(size, min, max, zero, negOne);</text:span></text:p>
      <text:p text:style-name="Код_20_исх"><text:span text:style-name="T18"><text:s text:c="4"/>original.openAdd();</text:span></text:p>
      <text:p text:style-name="Код_20_исх"><text:span text:style-name="T18"><text:s text:c="4"/>one.openErase();</text:span></text:p>
      <text:p text:style-name="Код_20_исх"><text:span text:style-name="T18"><text:s text:c="4"/>two.openErase();</text:span></text:p>
      <text:p text:style-name="Код_20_исх"><text:span text:style-name="T18"><text:s text:c="4"/>three.openErase();</text:span></text:p>
      <text:p text:style-name="Код_20_исх"><text:span text:style-name="T18"><text:s text:c="4"/>original.fill12(size / 100, 66, 34, 89, 55, one, two);//заповнюємо файли 1.txt та 2.txt</text:span></text:p>
      <text:p text:style-name="Код_20_исх"><text:span text:style-name="T18"><text:s text:c="4"/>original.close();</text:span></text:p>
      <text:p text:style-name="Код_20_исх"><text:span text:style-name="T18"><text:s text:c="4"/>one.close();</text:span></text:p>
      <text:p text:style-name="Код_20_исх"><text:span text:style-name="T18"><text:s text:c="4"/>two.close();</text:span></text:p>
      <text:p text:style-name="Код_20_исх"><text:span text:style-name="T18"><text:s text:c="4"/>three.close();</text:span></text:p>
      <text:p text:style-name="Код_20_исх"><text:span text:style-name="T18"/></text:p>
      <text:p text:style-name="Код_20_исх"><text:span text:style-name="T18"><text:s text:c="4"/>int templateFib[] = { 2, 3, 5, 8, 13, 21, 34, 55, 89, 144 };//ряд Фібоначчі, який буду виступати кількістю елементів в серії третього файлу</text:span></text:p>
      <text:p text:style-name="Код_20_исх"><text:span text:style-name="T18"><text:s text:c="4"/>int lastIdx = 9;//індекс його останнього числа</text:span></text:p>
      <text:p text:style-name="Код_20_исх"><text:span text:style-name="T18"><text:s text:c="4"/>int fib[10];</text:span></text:p>
      <text:p text:style-name="Код_20_исх"><text:span text:style-name="T18"><text:s text:c="4"/>int idx = 0;//поточний індекс</text:span></text:p>
      <text:p text:style-name="Код_20_исх"><text:span text:style-name="T18"/></text:p>
      <text:p text:style-name="Код_20_исх"><text:span text:style-name="T18"><text:s text:c="4"/>for (int i = 0; i &lt; 10; i++)</text:span></text:p>
      <text:p text:style-name="Код_20_исх"><text:span text:style-name="T18"><text:s text:c="4"/>{</text:span></text:p>
      <text:p text:style-name="Код_20_исх"><text:span text:style-name="T18"><text:s text:c="8"/>fib[i] = templateFib[i] * (size / 100);</text:span></text:p>
      <text:p text:style-name="Код_20_исх"><text:span text:style-name="T18"><text:s text:c="4"/>}</text:span></text:p>
      <text:p text:style-name="Код_20_исх"><text:span text:style-name="T18"/></text:p>
      <text:p text:style-name="Код_20_исх"><text:span text:style-name="T18"><text:s text:c="4"/>polyphaseSort(89, 55, 89, 55, 0, one, two, three, addon, fib, idx, lastIdx);</text:span></text:p>
      <text:p text:style-name="Код_20_исх"><text:span text:style-name="T18"><text:s text:c="4"/>string tempOut = "Temp Polyphase Output.txt";</text:span></text:p>
      <text:p text:style-name="Код_20_исх"><text:span text:style-name="T18"><text:s text:c="4"/>string out = "Polyphase Output.txt";</text:span></text:p>
      <text:p text:style-name="Код_20_исх"><text:span text:style-name="T18"><text:s text:c="4"/>cleanOutput(tempOut, out, zero, negOne);</text:span></text:p>
      <text:p text:style-name="Код_20_исх"><text:span text:style-name="T18">}</text:span></text:p>
      <text:p text:style-name="Код_20_исх"><text:span text:style-name="T18"/></text:p>
      <text:p text:style-name="Код_20_исх"><text:span text:style-name="T18">void createInput(int size, int min, int max, int&amp; zero, int&amp; negOne)</text:span></text:p>
      <text:p text:style-name="Код_20_исх"><text:span text:style-name="T18">{</text:span></text:p>
      <text:p text:style-name="Код_20_исх"><text:span text:style-name="T18"><text:s text:c="4"/>string path = "Input.txt";</text:span></text:p>
      <text:p text:style-name="Код_20_исх"><text:span text:style-name="T18"><text:s text:c="4"/>TextFile original(path);</text:span></text:p>
      <text:p text:style-name="Код_20_исх"><text:span text:style-name="T18"><text:s text:c="4"/>original.openErase();</text:span></text:p>
      <text:p text:style-name="Код_20_исх"><text:span text:style-name="T18"><text:s text:c="4"/>original.fillFile(size, min, max, zero, negOne);</text:span></text:p>
      <text:p text:style-name="Код_20_исх"><text:span text:style-name="T18"><text:s text:c="4"/>original.close();</text:span></text:p>
      <text:p text:style-name="Код_20_исх"><text:soft-page-break/><text:span text:style-name="T18">}</text:span></text:p>
      <text:p text:style-name="Код_20_исх"><text:span text:style-name="T18"/></text:p>
      <text:p text:style-name="Код_20_исх"><text:span text:style-name="T18">void polyphaseSort(int n, int m, int check_1, int check_2, int check_3, class TextFilePoly&amp; One, class TextFilePoly&amp; Two, class TextFilePoly&amp; Three, class TextFilePoly&amp; Addon, int fib[], int idx, int lastIdx)</text:span></text:p>
      <text:p text:style-name="Код_20_исх"><text:span text:style-name="T18">{</text:span></text:p>
      <text:p text:style-name="Код_20_исх"><text:span text:style-name="T18"><text:s text:c="4"/>//якщо залишилося два файли по одній серії, то об'єднюємо їх без використання пам'яті на масив</text:span></text:p>
      <text:p text:style-name="Код_20_исх"><text:span text:style-name="T18"><text:s text:c="4"/>if (fib[idx] == fib[lastIdx])</text:span></text:p>
      <text:p text:style-name="Код_20_исх"><text:span text:style-name="T18"><text:s text:c="4"/>{</text:span></text:p>
      <text:p text:style-name="Код_20_исх"><text:span text:style-name="T18"><text:s text:c="8"/>string B = "Poly1.txt";</text:span></text:p>
      <text:p text:style-name="Код_20_исх"><text:span text:style-name="T18"><text:s text:c="8"/>string C = "Poly2.txt";</text:span></text:p>
      <text:p text:style-name="Код_20_исх"><text:span text:style-name="T18"><text:s text:c="8"/>string A = "Temp Polyphase Output.txt";</text:span></text:p>
      <text:p text:style-name="Код_20_исх"><text:span text:style-name="T18"><text:s text:c="8"/>mergeFiles(B, C, A);</text:span></text:p>
      <text:p text:style-name="Код_20_исх"><text:span text:style-name="T18"><text:s text:c="8"/>return;</text:span></text:p>
      <text:p text:style-name="Код_20_исх"><text:span text:style-name="T18"><text:s text:c="4"/>}</text:span></text:p>
      <text:p text:style-name="Код_20_исх"><text:span text:style-name="T18"/></text:p>
      <text:p text:style-name="Код_20_исх"><text:span text:style-name="T18"><text:s text:c="4"/>//заповнюємо третій файл необхідною кілкістю перенесених та відсортований серій з перший двух</text:span></text:p>
      <text:p text:style-name="Код_20_исх"><text:span text:style-name="T18"><text:s text:c="4"/>Three.fillFilePolyphase(m, fib[idx], One, Two, Three, Addon);</text:span></text:p>
      <text:p text:style-name="Код_20_исх"><text:span text:style-name="T18"/></text:p>
      <text:p text:style-name="Код_20_исх"><text:span text:style-name="T18"><text:s text:c="4"/>//в залежності від кількості серій в кожному файлі на данний момент робимо їх першим, другим чи третім</text:span></text:p>
      <text:p text:style-name="Код_20_исх"><text:span text:style-name="T18"><text:s text:c="4"/>//перший-більний</text:span></text:p>
      <text:p text:style-name="Код_20_исх"><text:span text:style-name="T18"><text:s text:c="4"/>//другий-менший</text:span></text:p>
      <text:p text:style-name="Код_20_исх"><text:span text:style-name="T18"><text:s text:c="4"/>//третій-порожній</text:span></text:p>
      <text:p text:style-name="Код_20_исх"><text:span text:style-name="T18"><text:s text:c="4"/>if ((check_1 &gt; check_2) &amp;&amp; (check_3 == 0))</text:span></text:p>
      <text:p text:style-name="Код_20_исх"><text:span text:style-name="T18"><text:s text:c="4"/>{</text:span></text:p>
      <text:p text:style-name="Код_20_исх"><text:span text:style-name="T18"><text:s text:c="8"/>polyphaseSort(m, n - m, n - m, 0, m, Three, One, Two, Addon, fib, idx + 1, lastIdx);</text:span></text:p>
      <text:p text:style-name="Код_20_исх"><text:span text:style-name="T18"><text:s text:c="4"/>}</text:span></text:p>
      <text:p text:style-name="Код_20_исх"><text:span text:style-name="T18"><text:s text:c="4"/>else if ((check_3 &gt; check_1) &amp;&amp; (check_2 == 0))</text:span></text:p>
      <text:p text:style-name="Код_20_исх"><text:span text:style-name="T18"><text:s text:c="4"/>{</text:span></text:p>
      <text:p text:style-name="Код_20_исх"><text:span text:style-name="T18"><text:s text:c="8"/>polyphaseSort(m, n - m, 0, m, n - m, Three, One, Two, Addon, fib, idx + 1, lastIdx);</text:span></text:p>
      <text:p text:style-name="Код_20_исх"><text:span text:style-name="T18"><text:s text:c="4"/>}</text:span></text:p>
      <text:p text:style-name="Код_20_исх"><text:span text:style-name="T18"><text:s text:c="4"/>else if ((check_2 &gt; check_3) &amp;&amp; (check_1 == 0))</text:span></text:p>
      <text:p text:style-name="Код_20_исх"><text:span text:style-name="T18"><text:s text:c="4"/>{</text:span></text:p>
      <text:p text:style-name="Код_20_исх"><text:span text:style-name="T18"><text:s text:c="8"/>polyphaseSort(m, n - m, m, n - m, 0, Three, One, Two, Addon, fib, idx + 1, lastIdx);</text:span></text:p>
      <text:p text:style-name="Код_20_исх"><text:span text:style-name="T18"><text:s text:c="4"/>}</text:span></text:p>
      <text:p text:style-name="Код_20_исх"><text:span text:style-name="T18">}</text:span></text:p>
      <text:p text:style-name="Код_20_исх"><text:span text:style-name="T18"/></text:p>
      <text:p text:style-name="Код_20_исх"><text:span text:style-name="T18">void merge(int array[], int const left, int const mid, int const right)</text:span></text:p>
      <text:p text:style-name="Код_20_исх"><text:span text:style-name="T18">{</text:span></text:p>
      <text:p text:style-name="Код_20_исх"><text:span text:style-name="T18"><text:s text:c="4"/>auto const subArrayOne = mid - left + 1;</text:span></text:p>
      <text:p text:style-name="Код_20_исх"><text:span text:style-name="T18"><text:s text:c="4"/>auto const subArrayTwo = right - mid;</text:span></text:p>
      <text:p text:style-name="Код_20_исх"><text:span text:style-name="T18"/></text:p>
      <text:p text:style-name="Код_20_исх"><text:span text:style-name="T18"><text:s text:c="4"/>auto* leftArray = new int[subArrayOne],</text:span></text:p>
      <text:p text:style-name="Код_20_исх"><text:span text:style-name="T18"><text:s text:c="8"/>* rightArray = new int[subArrayTwo];</text:span></text:p>
      <text:p text:style-name="Код_20_исх"><text:span text:style-name="T18"/></text:p>
      <text:p text:style-name="Код_20_исх"><text:soft-page-break/><text:span text:style-name="T18"><text:s text:c="4"/>for (auto i = 0; i &lt; subArrayOne; i++)</text:span></text:p>
      <text:p text:style-name="Код_20_исх"><text:span text:style-name="T18"><text:s text:c="8"/>leftArray[i] = array[left + i];</text:span></text:p>
      <text:p text:style-name="Код_20_исх"><text:span text:style-name="T18"><text:s text:c="4"/>for (auto j = 0; j &lt; subArrayTwo; j++)</text:span></text:p>
      <text:p text:style-name="Код_20_исх"><text:span text:style-name="T18"><text:s text:c="8"/>rightArray[j] = array[mid + 1 + j];</text:span></text:p>
      <text:p text:style-name="Код_20_исх"><text:span text:style-name="T18"/></text:p>
      <text:p text:style-name="Код_20_исх"><text:span text:style-name="T18"><text:s text:c="4"/>auto indexOfSubArrayOne = 0, indexOfSubArrayTwo = 0;</text:span></text:p>
      <text:p text:style-name="Код_20_исх"><text:span text:style-name="T18"><text:s text:c="4"/>int indexOfMergedArray = left;</text:span></text:p>
      <text:p text:style-name="Код_20_исх"><text:span text:style-name="T18"/></text:p>
      <text:p text:style-name="Код_20_исх"><text:span text:style-name="T18"><text:s text:c="4"/>while (indexOfSubArrayOne &lt; subArrayOne &amp;&amp; indexOfSubArrayTwo &lt; subArrayTwo) {</text:span></text:p>
      <text:p text:style-name="Код_20_исх"><text:span text:style-name="T18"><text:s text:c="8"/>if (leftArray[indexOfSubArrayOne] &lt;= rightArray[indexOfSubArrayTwo]) {</text:span></text:p>
      <text:p text:style-name="Код_20_исх"><text:span text:style-name="T18"><text:s text:c="12"/>array[indexOfMergedArray] = leftArray[indexOfSubArrayOne];</text:span></text:p>
      <text:p text:style-name="Код_20_исх"><text:span text:style-name="T18"><text:s text:c="12"/>indexOfSubArrayOne++;</text:span></text:p>
      <text:p text:style-name="Код_20_исх"><text:span text:style-name="T18"><text:s text:c="8"/>}</text:span></text:p>
      <text:p text:style-name="Код_20_исх"><text:span text:style-name="T18"><text:s text:c="8"/>else {</text:span></text:p>
      <text:p text:style-name="Код_20_исх"><text:span text:style-name="T18"><text:s text:c="12"/>array[indexOfMergedArray] = rightArray[indexOfSubArrayTwo];</text:span></text:p>
      <text:p text:style-name="Код_20_исх"><text:span text:style-name="T18"><text:s text:c="12"/>indexOfSubArrayTwo++;</text:span></text:p>
      <text:p text:style-name="Код_20_исх"><text:span text:style-name="T18"><text:s text:c="8"/>}</text:span></text:p>
      <text:p text:style-name="Код_20_исх"><text:span text:style-name="T18"><text:s text:c="8"/>indexOfMergedArray++;</text:span></text:p>
      <text:p text:style-name="Код_20_исх"><text:span text:style-name="T18"><text:s text:c="4"/>}</text:span></text:p>
      <text:p text:style-name="Код_20_исх"><text:span text:style-name="T18"><text:s text:c="4"/>while (indexOfSubArrayOne &lt; subArrayOne) {</text:span></text:p>
      <text:p text:style-name="Код_20_исх"><text:span text:style-name="T18"><text:s text:c="8"/>array[indexOfMergedArray] = leftArray[indexOfSubArrayOne];</text:span></text:p>
      <text:p text:style-name="Код_20_исх"><text:span text:style-name="T18"><text:s text:c="8"/>indexOfSubArrayOne++;</text:span></text:p>
      <text:p text:style-name="Код_20_исх"><text:span text:style-name="T18"><text:s text:c="8"/>indexOfMergedArray++;</text:span></text:p>
      <text:p text:style-name="Код_20_исх"><text:span text:style-name="T18"><text:s text:c="4"/>}</text:span></text:p>
      <text:p text:style-name="Код_20_исх"><text:span text:style-name="T18"><text:s text:c="4"/>while (indexOfSubArrayTwo &lt; subArrayTwo) {</text:span></text:p>
      <text:p text:style-name="Код_20_исх"><text:span text:style-name="T18"><text:s text:c="8"/>array[indexOfMergedArray] = rightArray[indexOfSubArrayTwo];</text:span></text:p>
      <text:p text:style-name="Код_20_исх"><text:span text:style-name="T18"><text:s text:c="8"/>indexOfSubArrayTwo++;</text:span></text:p>
      <text:p text:style-name="Код_20_исх"><text:span text:style-name="T18"><text:s text:c="8"/>indexOfMergedArray++;</text:span></text:p>
      <text:p text:style-name="Код_20_исх"><text:span text:style-name="T18"><text:s text:c="4"/>}</text:span></text:p>
      <text:p text:style-name="Код_20_исх"><text:span text:style-name="T18">}</text:span></text:p>
      <text:p text:style-name="Код_20_исх"><text:span text:style-name="T18"/></text:p>
      <text:p text:style-name="Код_20_исх"><text:span text:style-name="T18">void mergeSort(int array[], int const begin, int const end)</text:span></text:p>
      <text:p text:style-name="Код_20_исх"><text:span text:style-name="T18">{</text:span></text:p>
      <text:p text:style-name="Код_20_исх"><text:span text:style-name="T18"><text:s text:c="4"/>if (begin &gt;= end)</text:span></text:p>
      <text:p text:style-name="Код_20_исх"><text:span text:style-name="T18"><text:s text:c="4"/>{</text:span></text:p>
      <text:p text:style-name="Код_20_исх"><text:span text:style-name="T18"><text:s text:c="8"/>return;</text:span></text:p>
      <text:p text:style-name="Код_20_исх"><text:span text:style-name="T18"><text:s text:c="4"/>}</text:span></text:p>
      <text:p text:style-name="Код_20_исх"><text:span text:style-name="T18"/></text:p>
      <text:p text:style-name="Код_20_исх"><text:span text:style-name="T18"><text:s text:c="4"/>auto mid = begin + (end - begin) / 2;</text:span></text:p>
      <text:p text:style-name="Код_20_исх"><text:span text:style-name="T18"><text:s text:c="4"/>mergeSort(array, begin, mid);</text:span></text:p>
      <text:p text:style-name="Код_20_исх"><text:span text:style-name="T18"><text:s text:c="4"/>mergeSort(array, mid + 1, end);</text:span></text:p>
      <text:p text:style-name="Код_20_исх"><text:span text:style-name="T18"><text:s text:c="4"/>merge(array, begin, mid, end);</text:span></text:p>
      <text:p text:style-name="Код_20_исх"><text:span text:style-name="T18">}</text:span></text:p>
      <text:p text:style-name="Код_20_исх"><text:span text:style-name="T18"/></text:p>
      <text:p text:style-name="Код_20_исх"><text:span text:style-name="T18">//функція для об'єднання двох файлів з відсортованними елементами</text:span></text:p>
      <text:p text:style-name="Код_20_исх"><text:span text:style-name="T18">void mergeFiles(string B, string C, string A) {</text:span></text:p>
      <text:p text:style-name="Код_20_исх"><text:span text:style-name="T18"><text:s text:c="4"/>ifstream fin(B);</text:span></text:p>
      <text:p text:style-name="Код_20_исх"><text:soft-page-break/><text:span text:style-name="T18"><text:s text:c="4"/>ifstream fin2(C);</text:span></text:p>
      <text:p text:style-name="Код_20_исх"><text:span text:style-name="T18"><text:s text:c="4"/>ofstream fout(A);</text:span></text:p>
      <text:p text:style-name="Код_20_исх"><text:span text:style-name="T18"/></text:p>
      <text:p text:style-name="Код_20_исх"><text:span text:style-name="T18"><text:s text:c="4"/>string line;</text:span></text:p>
      <text:p text:style-name="Код_20_исх"><text:span text:style-name="T18"><text:s text:c="4"/>int in1, in2;</text:span></text:p>
      <text:p text:style-name="Код_20_исх"><text:span text:style-name="T18"><text:s text:c="4"/>if (fin) {</text:span></text:p>
      <text:p text:style-name="Код_20_исх"><text:span text:style-name="T18"><text:s text:c="8"/>getline(fin, line);</text:span></text:p>
      <text:p text:style-name="Код_20_исх"><text:span text:style-name="T18"><text:s text:c="8"/>in1 = atoi(line.c_str());</text:span></text:p>
      <text:p text:style-name="Код_20_исх"><text:span text:style-name="T18"><text:s text:c="4"/>}</text:span></text:p>
      <text:p text:style-name="Код_20_исх"><text:span text:style-name="T18"><text:s text:c="4"/>if (fin2) {</text:span></text:p>
      <text:p text:style-name="Код_20_исх"><text:span text:style-name="T18"><text:s text:c="8"/>getline(fin2, line);</text:span></text:p>
      <text:p text:style-name="Код_20_исх"><text:span text:style-name="T18"><text:s text:c="8"/>in2 = atoi(line.c_str());</text:span></text:p>
      <text:p text:style-name="Код_20_исх"><text:span text:style-name="T18"><text:s text:c="4"/>}</text:span></text:p>
      <text:p text:style-name="Код_20_исх"><text:span text:style-name="T18"><text:s text:c="4"/>bool first = true;</text:span></text:p>
      <text:p text:style-name="Код_20_исх"><text:span text:style-name="T18"><text:s text:c="4"/>while (fin || fin2) {</text:span></text:p>
      <text:p text:style-name="Код_20_исх"><text:span text:style-name="T18"><text:s text:c="8"/>if (fin &amp;&amp; fin2) {</text:span></text:p>
      <text:p text:style-name="Код_20_исх"><text:span text:style-name="T18"><text:s text:c="12"/>if (in2 &lt;= in1) {</text:span></text:p>
      <text:p text:style-name="Код_20_исх"><text:span text:style-name="T18"><text:s text:c="16"/>fout &lt;&lt; in2 &lt;&lt; endl;</text:span></text:p>
      <text:p text:style-name="Код_20_исх"><text:span text:style-name="T18"><text:s text:c="16"/>getline(fin2, line);</text:span></text:p>
      <text:p text:style-name="Код_20_исх"><text:span text:style-name="T18"><text:s text:c="16"/>in2 = atoi(line.c_str());</text:span></text:p>
      <text:p text:style-name="Код_20_исх"><text:span text:style-name="T18"><text:s text:c="12"/>}</text:span></text:p>
      <text:p text:style-name="Код_20_исх"><text:span text:style-name="T18"><text:s text:c="12"/>else {</text:span></text:p>
      <text:p text:style-name="Код_20_исх"><text:span text:style-name="T18"><text:s text:c="16"/>fout &lt;&lt; in1 &lt;&lt; endl;</text:span></text:p>
      <text:p text:style-name="Код_20_исх"><text:span text:style-name="T18"><text:s text:c="16"/>getline(fin, line);</text:span></text:p>
      <text:p text:style-name="Код_20_исх"><text:span text:style-name="T18"><text:s text:c="16"/>in1 = atoi(line.c_str());</text:span></text:p>
      <text:p text:style-name="Код_20_исх"><text:span text:style-name="T18"><text:s text:c="12"/>}</text:span></text:p>
      <text:p text:style-name="Код_20_исх"><text:span text:style-name="T18"><text:s text:c="8"/>}</text:span></text:p>
      <text:p text:style-name="Код_20_исх"><text:span text:style-name="T18"><text:s text:c="8"/>else {</text:span></text:p>
      <text:p text:style-name="Код_20_исх"><text:span text:style-name="T18"><text:s text:c="12"/>if (first) {</text:span></text:p>
      <text:p text:style-name="Код_20_исх"><text:span text:style-name="T18"><text:s text:c="16"/>if (!fin) {</text:span></text:p>
      <text:p text:style-name="Код_20_исх"><text:span text:style-name="T18"><text:s text:c="20"/>fout &lt;&lt; in2 &lt;&lt; endl;</text:span></text:p>
      <text:p text:style-name="Код_20_исх"><text:span text:style-name="T18"><text:s text:c="16"/>}</text:span></text:p>
      <text:p text:style-name="Код_20_исх"><text:span text:style-name="T18"><text:s text:c="16"/>else if (!fin2) {</text:span></text:p>
      <text:p text:style-name="Код_20_исх"><text:span text:style-name="T18"><text:s text:c="20"/>fout &lt;&lt; in1 &lt;&lt; endl;</text:span></text:p>
      <text:p text:style-name="Код_20_исх"><text:span text:style-name="T18"><text:s text:c="16"/>}</text:span></text:p>
      <text:p text:style-name="Код_20_исх"><text:span text:style-name="T18"><text:s text:c="12"/>}</text:span></text:p>
      <text:p text:style-name="Код_20_исх"><text:span text:style-name="T18"><text:s text:c="12"/>else</text:span></text:p>
      <text:p text:style-name="Код_20_исх"><text:span text:style-name="T18"><text:s text:c="12"/>{</text:span></text:p>
      <text:p text:style-name="Код_20_исх"><text:span text:style-name="T18"><text:s text:c="16"/>fout &lt;&lt; line &lt;&lt; endl;</text:span></text:p>
      <text:p text:style-name="Код_20_исх"><text:span text:style-name="T18"><text:s text:c="12"/>}</text:span></text:p>
      <text:p text:style-name="Код_20_исх"><text:span text:style-name="T18"/></text:p>
      <text:p text:style-name="Код_20_исх"><text:span text:style-name="T18"/></text:p>
      <text:p text:style-name="Код_20_исх"><text:span text:style-name="T18"><text:s text:c="12"/>if (fin)</text:span></text:p>
      <text:p text:style-name="Код_20_исх"><text:span text:style-name="T18"><text:s text:c="12"/>{</text:span></text:p>
      <text:p text:style-name="Код_20_исх"><text:span text:style-name="T18"><text:s text:c="16"/>getline(fin, line);</text:span></text:p>
      <text:p text:style-name="Код_20_исх"><text:span text:style-name="T18"><text:s text:c="12"/>}</text:span></text:p>
      <text:p text:style-name="Код_20_исх"><text:span text:style-name="T18"><text:s text:c="12"/>else if (fin2)</text:span></text:p>
      <text:p text:style-name="Код_20_исх"><text:span text:style-name="T18"><text:s text:c="12"/>{</text:span></text:p>
      <text:p text:style-name="Код_20_исх"><text:span text:style-name="T18"><text:s text:c="16"/>getline(fin2, line);</text:span></text:p>
      <text:p text:style-name="Код_20_исх"><text:span text:style-name="T18"><text:s text:c="12"/>}</text:span></text:p>
      <text:p text:style-name="Код_20_исх"><text:span text:style-name="T18"/></text:p>
      <text:p text:style-name="Код_20_исх"><text:span text:style-name="T18"><text:s text:c="12"/>first = false;</text:span></text:p>
      <text:p text:style-name="Код_20_исх"><text:span text:style-name="T18"><text:s text:c="8"/>}</text:span></text:p>
      <text:p text:style-name="Код_20_исх"><text:span text:style-name="T18"><text:s text:c="4"/>}</text:span></text:p>
      <text:p text:style-name="Код_20_исх"><text:soft-page-break/><text:span text:style-name="T18">}</text:span></text:p>
      <text:p text:style-name="Код_20_исх"><text:span text:style-name="T18"/></text:p>
      <text:p text:style-name="Код_20_исх"><text:span text:style-name="T18">void cleanOutput(string path_1, string path_2, int zero, int negOne)</text:span></text:p>
      <text:p text:style-name="Код_20_исх"><text:span text:style-name="T18">{</text:span></text:p>
      <text:p text:style-name="Код_20_исх"><text:span text:style-name="T18"><text:s text:c="4"/>fstream tempOutput(path_1, fstream::in | fstream::out | fstream::app);</text:span></text:p>
      <text:p text:style-name="Код_20_исх"><text:span text:style-name="T18"><text:s text:c="4"/>fstream Output(path_2, fstream::in | fstream::out | fstream::trunc);</text:span></text:p>
      <text:p text:style-name="Код_20_исх"><text:span text:style-name="T18"><text:s text:c="4"/>string temp;</text:span></text:p>
      <text:p text:style-name="Код_20_исх"><text:span text:style-name="T18"><text:s text:c="4"/>int zeroCount = 0;</text:span></text:p>
      <text:p text:style-name="Код_20_исх"><text:span text:style-name="T18"><text:s text:c="4"/>int negOneCount = 0;</text:span></text:p>
      <text:p text:style-name="Код_20_исх"><text:span text:style-name="T18"/></text:p>
      <text:p text:style-name="Код_20_исх"><text:span text:style-name="T18"><text:s text:c="4"/>while (!tempOutput.eof())</text:span></text:p>
      <text:p text:style-name="Код_20_исх"><text:span text:style-name="T18"><text:s text:c="4"/>{</text:span></text:p>
      <text:p text:style-name="Код_20_исх"><text:span text:style-name="T18"><text:s text:c="8"/>getline(tempOutput, temp);</text:span></text:p>
      <text:p text:style-name="Код_20_исх"><text:span text:style-name="T18"><text:s text:c="8"/>if ((temp != "0") &amp;&amp; (temp != "-1") &amp;&amp; (temp != "-"))</text:span></text:p>
      <text:p text:style-name="Код_20_исх"><text:span text:style-name="T18"><text:s text:c="8"/>{</text:span></text:p>
      <text:p text:style-name="Код_20_исх"><text:span text:style-name="T18"><text:s text:c="12"/>Output &lt;&lt; temp &lt;&lt; '\n';</text:span></text:p>
      <text:p text:style-name="Код_20_исх"><text:span text:style-name="T18"><text:s text:c="8"/>}</text:span></text:p>
      <text:p text:style-name="Код_20_исх"><text:span text:style-name="T18"><text:s text:c="8"/>if ((temp == "0") &amp;&amp; (zeroCount &lt; zero))</text:span></text:p>
      <text:p text:style-name="Код_20_исх"><text:span text:style-name="T18"><text:s text:c="8"/>{</text:span></text:p>
      <text:p text:style-name="Код_20_исх"><text:span text:style-name="T18"><text:s text:c="12"/>Output &lt;&lt; temp &lt;&lt; '\n';</text:span></text:p>
      <text:p text:style-name="Код_20_исх"><text:span text:style-name="T18"><text:s text:c="12"/>zeroCount++;</text:span></text:p>
      <text:p text:style-name="Код_20_исх"><text:span text:style-name="T18"><text:s text:c="8"/>}</text:span></text:p>
      <text:p text:style-name="Код_20_исх"><text:span text:style-name="T18"><text:s text:c="8"/>if ((temp == "-1") &amp;&amp; (negOneCount &lt; negOne))</text:span></text:p>
      <text:p text:style-name="Код_20_исх"><text:span text:style-name="T18"><text:s text:c="8"/>{</text:span></text:p>
      <text:p text:style-name="Код_20_исх"><text:span text:style-name="T18"><text:s text:c="12"/>Output &lt;&lt; temp &lt;&lt; '\n';</text:span></text:p>
      <text:p text:style-name="Код_20_исх"><text:span text:style-name="T18"><text:s text:c="12"/>negOneCount++;</text:span></text:p>
      <text:p text:style-name="Код_20_исх"><text:span text:style-name="T18"><text:s text:c="8"/>}</text:span></text:p>
      <text:p text:style-name="Код_20_исх"><text:span text:style-name="T18"><text:s text:c="4"/>}</text:span></text:p>
      <text:p text:style-name="Код_20_исх"><text:span text:style-name="T18">}</text:span></text:p>
      <text:p text:style-name="P16"><text:bookmark-start text:name="_Toc509035910"/><text:bookmark-start text:name="_Toc109342190"/>В<text:bookmark-end text:name="_Toc509035910"/>исновок<text:bookmark-end text:name="_Toc109342190"/></text:p>
      <text:p text:style-name="P5">При виконанні даної лабораторної роботи <text:span text:style-name="T26">ми</text:span><text:span text:style-name="T24"> вивчи</text:span><text:span text:style-name="T25">л</text:span><text:span text:style-name="T24">и основні алгоритми зовнішнього сортування та способи їх модифікації, оціни</text:span><text:span text:style-name="T25">л</text:span><text:span text:style-name="T24">и поріг їх ефективності.</text:span></text:p>
      <text:p text:style-name="P4"/>
      <text:p text:style-name="P16"><text:bookmark-start text:name="_Toc509035911"/><text:bookmark-start text:name="_Toc109342191"/>Критерії оцінювання<text:bookmark-end text:name="_Toc509035911"/><text:bookmark-end text:name="_Toc109342191"/></text:p>
      <text:p text:style-name="Standard">У випадку здачі лабораторної роботи до 09.10.2022 включно максимальний бал дорівнює – 5. Після 09.10.2022 максимальний бал дорівнює – 1.</text:p>
      <text:p text:style-name="Standard">Критерії оцінювання у відсотках від максимального балу: </text:p>
      <text:list xml:id="list3871018692" text:style-name="WWNum3">
        <text:list-item>
          <text:p text:style-name="P10">псевдокод алгоритму – 15%;</text:p>
        </text:list-item>
        <text:list-item>
          <text:p text:style-name="P10">програмна реалізація алгоритму – 40%;</text:p>
        </text:list-item>
        <text:list-item>
          <text:p text:style-name="P10">програмна реалізація модифікацій – 40%;</text:p>
        </text:list-item>
        <text:list-item>
          <text:p text:style-name="P10">висновок – 5%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in" fo:margin-right="0in" fo:margin-top="0.1665in" fo:margin-bottom="0.0835in" loext:contextual-spacing="false" fo:line-height="115%" fo:text-align="center" style:justify-single-word="false" fo:keep-together="always" fo:text-indent="0in" style:auto-text-indent="false" fo:break-before="page" fo:keep-with-next="always">
        <style:tab-stops/>
      </style:paragraph-properties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left="0in" fo:margin-right="0in" fo:margin-top="0.0835in" fo:margin-bottom="0.0835in" loext:contextual-spacing="false" fo:keep-together="always" fo:text-indent="0.4925in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loext:contextual-spacing="false" fo:keep-together="always" fo:text-indent="0.4925in" style:auto-text-indent="false" fo:keep-with-next="always">
        <style:tab-stops>
          <style:tab-stop style:position="0.9846in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 style:default-outline-level="">
      <style:paragraph-properties fo:margin-top="0in" fo:margin-bottom="0in" loext:contextual-spacing="false" fo:line-height="150%" fo:text-align="center" style:justify-single-word="false" fo:keep-together="always"/>
      <style:text-properties style:use-window-font-color="true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835in" loext:contextual-spacing="false" fo:text-align="start" style:justify-single-word="false">
        <style:tab-stops>
          <style:tab-stop style:position="0.8335in"/>
          <style:tab-stop style:position="6.6854in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align="start" style:justify-single-word="false" fo:text-indent="0.4925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text-align="start" style:justify-single-word="false" fo:text-indent="0.4925in" style:auto-text-indent="false"/>
      <style:text-properties fo:font-style="italic" style:font-style-asian="italic" style:font-style-complex="italic"/>
    </style:style>
    <style:style style:name="Текст_20_таблицы" style:display-name="Текст таблицы" style:family="paragraph" style:parent-style-name="Standard" style:default-outline-level="">
      <style:paragraph-properties fo:margin-left="0in" fo:margin-right="0in" fo:text-align="start" style:justify-single-word="false" fo:text-indent="0in" style:auto-text-indent="false"/>
    </style:style>
    <style:style style:name="Drawing" style:family="paragraph" style:parent-style-name="Standard" style:next-style-name="Standard" style:auto-update="true" style:default-outline-level="" style:class="extra">
      <style:paragraph-properties fo:margin-left="0in" fo:margin-right="0in" fo:margin-top="0.1665in" fo:margin-bottom="0.0417in" loext:contextual-spacing="false" fo:text-align="center" style:justify-single-word="false" fo:text-indent="0in" style:auto-text-indent="false" fo:keep-with-next="always"/>
    </style:style>
    <style:style style:name="Код_20_исх" style:display-name="Код исх" style:family="paragraph" style:parent-style-name="Standard" style:default-outline-level="">
      <style:paragraph-properties fo:line-height="100%" fo:text-align="start" style:justify-single-word="false"/>
      <style:text-properties style:font-name="Courier New" fo:font-family="'Courier New'" style:font-family-generic="roman" style:font-pitch="variable" fo:font-size="10pt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Не_20_нумеревонный_20_первый" style:display-name="Не нумеревонный первый" style:family="paragraph" style:parent-style-name="Standard" style:next-style-name="Standard" style:default-outline-level="">
      <style:paragraph-properties fo:margin-left="0in" fo:margin-right="0in" fo:margin-top="0.0835in" fo:margin-bottom="0.0835in" loext:contextual-spacing="false" fo:text-align="center" style:justify-single-word="false" fo:text-indent="0in" style:auto-text-indent="false" fo:break-before="page"/>
      <style:text-properties fo:text-transform="uppercase" fo:language="ru" fo:country="RU" style:font-weight-complex="bold"/>
    </style:style>
    <style:style style:name="без_20_номера" style:display-name="без номера" style:family="paragraph" style:parent-style-name="Heading_20_1" style:default-outline-level="" style:list-style-name=""/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line-height="100%" fo:text-indent="0.3937in" style:auto-text-indent="false"/>
      <style:text-properties fo:font-size="12pt" fo:language="ru" fo:country="RU" style:font-size-asian="12pt"/>
    </style:style>
    <style:style style:name="Frame_20_contents" style:display-name="Frame contents" style:family="paragraph" style:parent-style-name="Standard" style:class="extra"/>
    <style:style style:name="normal" style:family="paragraph" style:default-outline-level="">
      <style:paragraph-properties fo:text-align="start" style:justify-single-word="false" fo:orphans="0" fo:widows="0" style:writing-mode="lr-tb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mw-headline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6437in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1437in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6437in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1437in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6437in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.4925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.0008in" draw:z-index="19"><draw:text-box fo:min-height="0in" fo:min-width="0.0161in"><text:p text:style-name="MP2"><text:span text:style-name="page_20_number"><text:page-number text:select-page="current">19</text:page-number></text:span></text:p></draw:text-box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29</meta:editing-cycles>
    <meta:creation-date>2019-03-01T17:37:00</meta:creation-date>
    <dc:date>2022-10-06T04:25:22.100000000</dc:date>
    <meta:editing-duration>PT6H11M17S</meta:editing-duration>
    <meta:generator>Neat_Office/6.2.8.2$Windows_x86 LibreOffice_project/</meta:generator>
    <meta:document-statistic meta:table-count="1" meta:image-count="0" meta:object-count="0" meta:page-count="19" meta:paragraph-count="592" meta:word-count="2281" meta:character-count="18056" meta:non-whitespace-character-count="127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